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11.78mm"/>
    </style:style>
    <style:style style:name="co7" style:family="table-column">
      <style:table-column-properties fo:break-before="auto" style:column-width="22.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249" table:style-name="ta1">
        <table:shapes>
          <draw:frame draw:z-index="0" draw:style-name="gr1" draw:text-style-name="P1" svg:width="159.99mm" svg:height="89.99mm" svg:x="124.5mm" svg:y="99.35mm">
            <loext:p draw:notify-on-update-of-ranges="test249.B2:test249.B110 test249.F1:test249.F1 test249.F2:test249.F1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67.07mm" svg:height="89.99mm" svg:x="305.6mm" svg:y="75.71mm">
            <loext:p draw:notify-on-update-of-ranges="test249.B2:test249.B110 test249.G1:test249.G1 test249.G2:test249.G11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99mm" svg:height="89.99mm" svg:x="304.77mm" svg:y="0.01mm">
            <loext:p draw:notify-on-update-of-ranges="test249.B2:test249.B110 test249.C1:test249.C1 test249.C2:test249.C110 test249.D1:test249.D1 test249.D2:test249.D11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59.99mm" svg:height="89.99mm" svg:x="124.92mm" svg:y="1mm">
            <loext:p draw:notify-on-update-of-ranges="test249.G1:test249.G1 test249.G2:test249.G110 test249.C1:test249.C1 test249.C2:test249.C110 test249.G1:test249.G1 test249.G2:test249.G110 test249.D1:test249.D1 test249.D2:test249.D1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19:34</text:p>
          </table:table-cell>
          <table:table-cell office:value-type="float" office:value="0.742854" calcext:value-type="float">
            <text:p>0.742854</text:p>
          </table:table-cell>
          <table:table-cell office:value-type="float" office:value="0.000393" calcext:value-type="float">
            <text:p>0.000393</text:p>
          </table:table-cell>
          <table:table-cell office:value-type="float" office:value="0" calcext:value-type="float">
            <text:p>0</text:p>
          </table:table-cell>
          <table:table-cell office:value-type="float" office:value="10122" calcext:value-type="float">
            <text:p>101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19:35</text:p>
          </table:table-cell>
          <table:table-cell office:value-type="float" office:value="0.457241" calcext:value-type="float">
            <text:p>0.457241</text:p>
          </table:table-cell>
          <table:table-cell office:value-type="float" office:value="0.000358" calcext:value-type="float">
            <text:p>0.000358</text:p>
          </table:table-cell>
          <table:table-cell office:value-type="float" office:value="0" calcext:value-type="float">
            <text:p>0</text:p>
          </table:table-cell>
          <table:table-cell office:value-type="float" office:value="28979" calcext:value-type="float">
            <text:p>289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19:36</text:p>
          </table:table-cell>
          <table:table-cell office:value-type="float" office:value="0.303494" calcext:value-type="float">
            <text:p>0.303494</text:p>
          </table:table-cell>
          <table:table-cell office:value-type="float" office:value="0.000402" calcext:value-type="float">
            <text:p>0.000402</text:p>
          </table:table-cell>
          <table:table-cell office:value-type="float" office:value="0" calcext:value-type="float">
            <text:p>0</text:p>
          </table:table-cell>
          <table:table-cell office:value-type="float" office:value="31068" calcext:value-type="float">
            <text:p>310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19:37</text:p>
          </table:table-cell>
          <table:table-cell office:value-type="float" office:value="0.017238" calcext:value-type="float">
            <text:p>0.017238</text:p>
          </table:table-cell>
          <table:table-cell office:value-type="float" office:value="0.000313" calcext:value-type="float">
            <text:p>0.000313</text:p>
          </table:table-cell>
          <table:table-cell office:value-type="float" office:value="0" calcext:value-type="float">
            <text:p>0</text:p>
          </table:table-cell>
          <table:table-cell office:value-type="float" office:value="13468" calcext:value-type="float">
            <text:p>134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19:38</text:p>
          </table:table-cell>
          <table:table-cell office:value-type="float" office:value="0.001292" calcext:value-type="float">
            <text:p>0.001292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19:39</text:p>
          </table:table-cell>
          <table:table-cell office:value-type="float" office:value="0.31266" calcext:value-type="float">
            <text:p>0.31266</text:p>
          </table:table-cell>
          <table:table-cell office:value-type="float" office:value="0.000202" calcext:value-type="float">
            <text:p>0.000202</text:p>
          </table:table-cell>
          <table:table-cell office:value-type="float" office:value="0" calcext:value-type="float">
            <text:p>0</text:p>
          </table:table-cell>
          <table:table-cell office:value-type="float" office:value="17364" calcext:value-type="float">
            <text:p>173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19:40</text:p>
          </table:table-cell>
          <table:table-cell office:value-type="float" office:value="0.667736" calcext:value-type="float">
            <text:p>0.667736</text:p>
          </table:table-cell>
          <table:table-cell office:value-type="float" office:value="0.000471" calcext:value-type="float">
            <text:p>0.000471</text:p>
          </table:table-cell>
          <table:table-cell office:value-type="float" office:value="0" calcext:value-type="float">
            <text:p>0</text:p>
          </table:table-cell>
          <table:table-cell office:value-type="float" office:value="29419" calcext:value-type="float">
            <text:p>294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19:41</text:p>
          </table:table-cell>
          <table:table-cell office:value-type="float" office:value="0.618645" calcext:value-type="float">
            <text:p>0.618645</text:p>
          </table:table-cell>
          <table:table-cell office:value-type="float" office:value="0.000858" calcext:value-type="float">
            <text:p>0.000858</text:p>
          </table:table-cell>
          <table:table-cell office:value-type="float" office:value="0" calcext:value-type="float">
            <text:p>0</text:p>
          </table:table-cell>
          <table:table-cell office:value-type="float" office:value="31564" calcext:value-type="float">
            <text:p>3156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19:42</text:p>
          </table:table-cell>
          <table:table-cell office:value-type="float" office:value="0.410553" calcext:value-type="float">
            <text:p>0.410553</text:p>
          </table:table-cell>
          <table:table-cell office:value-type="float" office:value="0.00189" calcext:value-type="float">
            <text:p>0.00189</text:p>
          </table:table-cell>
          <table:table-cell office:value-type="float" office:value="0" calcext:value-type="float">
            <text:p>0</text:p>
          </table:table-cell>
          <table:table-cell office:value-type="float" office:value="59612" calcext:value-type="float">
            <text:p>596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19:43</text:p>
          </table:table-cell>
          <table:table-cell office:value-type="float" office:value="0.413547" calcext:value-type="float">
            <text:p>0.413547</text:p>
          </table:table-cell>
          <table:table-cell office:value-type="float" office:value="0.00171" calcext:value-type="float">
            <text:p>0.00171</text:p>
          </table:table-cell>
          <table:table-cell office:value-type="float" office:value="0" calcext:value-type="float">
            <text:p>0</text:p>
          </table:table-cell>
          <table:table-cell office:value-type="float" office:value="58069" calcext:value-type="float">
            <text:p>580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19:44</text:p>
          </table:table-cell>
          <table:table-cell office:value-type="float" office:value="0.26861" calcext:value-type="float">
            <text:p>0.26861</text:p>
          </table:table-cell>
          <table:table-cell office:value-type="float" office:value="0.000531" calcext:value-type="float">
            <text:p>0.000531</text:p>
          </table:table-cell>
          <table:table-cell office:value-type="float" office:value="0" calcext:value-type="float">
            <text:p>0</text:p>
          </table:table-cell>
          <table:table-cell office:value-type="float" office:value="28240" calcext:value-type="float">
            <text:p>282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19:45</text:p>
          </table:table-cell>
          <table:table-cell office:value-type="float" office:value="0.481968" calcext:value-type="float">
            <text:p>0.481968</text:p>
          </table:table-cell>
          <table:table-cell office:value-type="float" office:value="0.00141" calcext:value-type="float">
            <text:p>0.00141</text:p>
          </table:table-cell>
          <table:table-cell office:value-type="float" office:value="0" calcext:value-type="float">
            <text:p>0</text:p>
          </table:table-cell>
          <table:table-cell office:value-type="float" office:value="48593" calcext:value-type="float">
            <text:p>4859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19:46</text:p>
          </table:table-cell>
          <table:table-cell office:value-type="float" office:value="0.207297" calcext:value-type="float">
            <text:p>0.207297</text:p>
          </table:table-cell>
          <table:table-cell office:value-type="float" office:value="0.001333" calcext:value-type="float">
            <text:p>0.001333</text:p>
          </table:table-cell>
          <table:table-cell office:value-type="float" office:value="0" calcext:value-type="float">
            <text:p>0</text:p>
          </table:table-cell>
          <table:table-cell office:value-type="float" office:value="46578" calcext:value-type="float">
            <text:p>465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19:47</text:p>
          </table:table-cell>
          <table:table-cell office:value-type="float" office:value="0.158191" calcext:value-type="float">
            <text:p>0.158191</text:p>
          </table:table-cell>
          <table:table-cell office:value-type="float" office:value="0.001107" calcext:value-type="float">
            <text:p>0.001107</text:p>
          </table:table-cell>
          <table:table-cell office:value-type="float" office:value="0" calcext:value-type="float">
            <text:p>0</text:p>
          </table:table-cell>
          <table:table-cell office:value-type="float" office:value="30890" calcext:value-type="float">
            <text:p>3089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19:48</text:p>
          </table:table-cell>
          <table:table-cell office:value-type="float" office:value="0.161038" calcext:value-type="float">
            <text:p>0.161038</text:p>
          </table:table-cell>
          <table:table-cell office:value-type="float" office:value="0.000959" calcext:value-type="float">
            <text:p>0.000959</text:p>
          </table:table-cell>
          <table:table-cell office:value-type="float" office:value="0" calcext:value-type="float">
            <text:p>0</text:p>
          </table:table-cell>
          <table:table-cell office:value-type="float" office:value="37021" calcext:value-type="float">
            <text:p>3702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19:49</text:p>
          </table:table-cell>
          <table:table-cell office:value-type="float" office:value="0.142594" calcext:value-type="float">
            <text:p>0.142594</text:p>
          </table:table-cell>
          <table:table-cell office:value-type="float" office:value="0.000972" calcext:value-type="float">
            <text:p>0.000972</text:p>
          </table:table-cell>
          <table:table-cell office:value-type="float" office:value="0" calcext:value-type="float">
            <text:p>0</text:p>
          </table:table-cell>
          <table:table-cell office:value-type="float" office:value="47469" calcext:value-type="float">
            <text:p>4746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19:50</text:p>
          </table:table-cell>
          <table:table-cell office:value-type="float" office:value="0.297473" calcext:value-type="float">
            <text:p>0.297473</text:p>
          </table:table-cell>
          <table:table-cell office:value-type="float" office:value="0.001094" calcext:value-type="float">
            <text:p>0.001094</text:p>
          </table:table-cell>
          <table:table-cell office:value-type="float" office:value="0" calcext:value-type="float">
            <text:p>0</text:p>
          </table:table-cell>
          <table:table-cell office:value-type="float" office:value="37608" calcext:value-type="float">
            <text:p>3760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19:51</text:p>
          </table:table-cell>
          <table:table-cell office:value-type="float" office:value="0.210953" calcext:value-type="float">
            <text:p>0.210953</text:p>
          </table:table-cell>
          <table:table-cell office:value-type="float" office:value="0.001453" calcext:value-type="float">
            <text:p>0.001453</text:p>
          </table:table-cell>
          <table:table-cell office:value-type="float" office:value="0" calcext:value-type="float">
            <text:p>0</text:p>
          </table:table-cell>
          <table:table-cell office:value-type="float" office:value="47996" calcext:value-type="float">
            <text:p>4799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19:52</text:p>
          </table:table-cell>
          <table:table-cell office:value-type="float" office:value="0.251245" calcext:value-type="float">
            <text:p>0.251245</text:p>
          </table:table-cell>
          <table:table-cell office:value-type="float" office:value="0.001226" calcext:value-type="float">
            <text:p>0.001226</text:p>
          </table:table-cell>
          <table:table-cell office:value-type="float" office:value="0" calcext:value-type="float">
            <text:p>0</text:p>
          </table:table-cell>
          <table:table-cell office:value-type="float" office:value="46016" calcext:value-type="float">
            <text:p>460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19:53</text:p>
          </table:table-cell>
          <table:table-cell office:value-type="float" office:value="0.2167" calcext:value-type="float">
            <text:p>0.2167</text:p>
          </table:table-cell>
          <table:table-cell office:value-type="float" office:value="0.000541" calcext:value-type="float">
            <text:p>0.000541</text:p>
          </table:table-cell>
          <table:table-cell office:value-type="float" office:value="0" calcext:value-type="float">
            <text:p>0</text:p>
          </table:table-cell>
          <table:table-cell office:value-type="float" office:value="26154" calcext:value-type="float">
            <text:p>2615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19:54</text:p>
          </table:table-cell>
          <table:table-cell office:value-type="float" office:value="0.236986" calcext:value-type="float">
            <text:p>0.236986</text:p>
          </table:table-cell>
          <table:table-cell office:value-type="float" office:value="0.000648" calcext:value-type="float">
            <text:p>0.000648</text:p>
          </table:table-cell>
          <table:table-cell office:value-type="float" office:value="0" calcext:value-type="float">
            <text:p>0</text:p>
          </table:table-cell>
          <table:table-cell office:value-type="float" office:value="36995" calcext:value-type="float">
            <text:p>3699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19:55</text:p>
          </table:table-cell>
          <table:table-cell office:value-type="float" office:value="0.224213" calcext:value-type="float">
            <text:p>0.224213</text:p>
          </table:table-cell>
          <table:table-cell office:value-type="float" office:value="0.000838" calcext:value-type="float">
            <text:p>0.000838</text:p>
          </table:table-cell>
          <table:table-cell office:value-type="float" office:value="0" calcext:value-type="float">
            <text:p>0</text:p>
          </table:table-cell>
          <table:table-cell office:value-type="float" office:value="34087" calcext:value-type="float">
            <text:p>3408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19:56</text:p>
          </table:table-cell>
          <table:table-cell office:value-type="float" office:value="0.284078" calcext:value-type="float">
            <text:p>0.284078</text:p>
          </table:table-cell>
          <table:table-cell office:value-type="float" office:value="0.000962" calcext:value-type="float">
            <text:p>0.000962</text:p>
          </table:table-cell>
          <table:table-cell office:value-type="float" office:value="0" calcext:value-type="float">
            <text:p>0</text:p>
          </table:table-cell>
          <table:table-cell office:value-type="float" office:value="32809" calcext:value-type="float">
            <text:p>3280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19:57</text:p>
          </table:table-cell>
          <table:table-cell office:value-type="float" office:value="0.214785" calcext:value-type="float">
            <text:p>0.214785</text:p>
          </table:table-cell>
          <table:table-cell office:value-type="float" office:value="0.001352" calcext:value-type="float">
            <text:p>0.001352</text:p>
          </table:table-cell>
          <table:table-cell office:value-type="float" office:value="0" calcext:value-type="float">
            <text:p>0</text:p>
          </table:table-cell>
          <table:table-cell office:value-type="float" office:value="49294" calcext:value-type="float">
            <text:p>4929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19:58</text:p>
          </table:table-cell>
          <table:table-cell office:value-type="float" office:value="0.269429" calcext:value-type="float">
            <text:p>0.269429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" calcext:value-type="float">
            <text:p>0</text:p>
          </table:table-cell>
          <table:table-cell office:value-type="float" office:value="30730" calcext:value-type="float">
            <text:p>3073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19:59</text:p>
          </table:table-cell>
          <table:table-cell office:value-type="float" office:value="0.299825" calcext:value-type="float">
            <text:p>0.299825</text:p>
          </table:table-cell>
          <table:table-cell office:value-type="float" office:value="0.000486" calcext:value-type="float">
            <text:p>0.000486</text:p>
          </table:table-cell>
          <table:table-cell office:value-type="float" office:value="0" calcext:value-type="float">
            <text:p>0</text:p>
          </table:table-cell>
          <table:table-cell office:value-type="float" office:value="23153" calcext:value-type="float">
            <text:p>2315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20:00</text:p>
          </table:table-cell>
          <table:table-cell office:value-type="float" office:value="0.267595" calcext:value-type="float">
            <text:p>0.267595</text:p>
          </table:table-cell>
          <table:table-cell office:value-type="float" office:value="0.001075" calcext:value-type="float">
            <text:p>0.001075</text:p>
          </table:table-cell>
          <table:table-cell office:value-type="float" office:value="0" calcext:value-type="float">
            <text:p>0</text:p>
          </table:table-cell>
          <table:table-cell office:value-type="float" office:value="34984" calcext:value-type="float">
            <text:p>349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20:01</text:p>
          </table:table-cell>
          <table:table-cell office:value-type="float" office:value="0.248209" calcext:value-type="float">
            <text:p>0.248209</text:p>
          </table:table-cell>
          <table:table-cell office:value-type="float" office:value="0.001011" calcext:value-type="float">
            <text:p>0.001011</text:p>
          </table:table-cell>
          <table:table-cell office:value-type="float" office:value="0" calcext:value-type="float">
            <text:p>0</text:p>
          </table:table-cell>
          <table:table-cell office:value-type="float" office:value="34353" calcext:value-type="float">
            <text:p>3435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20:02</text:p>
          </table:table-cell>
          <table:table-cell office:value-type="float" office:value="0.211465" calcext:value-type="float">
            <text:p>0.211465</text:p>
          </table:table-cell>
          <table:table-cell office:value-type="float" office:value="0.000848" calcext:value-type="float">
            <text:p>0.000848</text:p>
          </table:table-cell>
          <table:table-cell office:value-type="float" office:value="0" calcext:value-type="float">
            <text:p>0</text:p>
          </table:table-cell>
          <table:table-cell office:value-type="float" office:value="30861" calcext:value-type="float">
            <text:p>3086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20:03</text:p>
          </table:table-cell>
          <table:table-cell office:value-type="float" office:value="0.200558" calcext:value-type="float">
            <text:p>0.200558</text:p>
          </table:table-cell>
          <table:table-cell office:value-type="float" office:value="0.000841" calcext:value-type="float">
            <text:p>0.000841</text:p>
          </table:table-cell>
          <table:table-cell office:value-type="float" office:value="0" calcext:value-type="float">
            <text:p>0</text:p>
          </table:table-cell>
          <table:table-cell office:value-type="float" office:value="34188" calcext:value-type="float">
            <text:p>341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20:04</text:p>
          </table:table-cell>
          <table:table-cell office:value-type="float" office:value="0.212044" calcext:value-type="float">
            <text:p>0.212044</text:p>
          </table:table-cell>
          <table:table-cell office:value-type="float" office:value="0.000835" calcext:value-type="float">
            <text:p>0.000835</text:p>
          </table:table-cell>
          <table:table-cell office:value-type="float" office:value="0" calcext:value-type="float">
            <text:p>0</text:p>
          </table:table-cell>
          <table:table-cell office:value-type="float" office:value="34652" calcext:value-type="float">
            <text:p>3465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20:05</text:p>
          </table:table-cell>
          <table:table-cell office:value-type="float" office:value="0.206367" calcext:value-type="float">
            <text:p>0.206367</text:p>
          </table:table-cell>
          <table:table-cell office:value-type="float" office:value="0.000719" calcext:value-type="float">
            <text:p>0.000719</text:p>
          </table:table-cell>
          <table:table-cell office:value-type="float" office:value="0" calcext:value-type="float">
            <text:p>0</text:p>
          </table:table-cell>
          <table:table-cell office:value-type="float" office:value="29281" calcext:value-type="float">
            <text:p>2928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20:06</text:p>
          </table:table-cell>
          <table:table-cell office:value-type="float" office:value="0.739247" calcext:value-type="float">
            <text:p>0.739247</text:p>
          </table:table-cell>
          <table:table-cell office:value-type="float" office:value="0.000917" calcext:value-type="float">
            <text:p>0.000917</text:p>
          </table:table-cell>
          <table:table-cell office:value-type="float" office:value="0" calcext:value-type="float">
            <text:p>0</text:p>
          </table:table-cell>
          <table:table-cell office:value-type="float" office:value="35101" calcext:value-type="float">
            <text:p>3510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20:07</text:p>
          </table:table-cell>
          <table:table-cell office:value-type="float" office:value="1.146857" calcext:value-type="float">
            <text:p>1.146857</text:p>
          </table:table-cell>
          <table:table-cell office:value-type="float" office:value="0.001193" calcext:value-type="float">
            <text:p>0.001193</text:p>
          </table:table-cell>
          <table:table-cell office:value-type="float" office:value="0" calcext:value-type="float">
            <text:p>0</text:p>
          </table:table-cell>
          <table:table-cell office:value-type="float" office:value="40101" calcext:value-type="float">
            <text:p>4010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20:08</text:p>
          </table:table-cell>
          <table:table-cell office:value-type="float" office:value="13.335018" calcext:value-type="float">
            <text:p>13.335018</text:p>
          </table:table-cell>
          <table:table-cell office:value-type="float" office:value="0.001646" calcext:value-type="float">
            <text:p>0.001646</text:p>
          </table:table-cell>
          <table:table-cell office:value-type="float" office:value="0" calcext:value-type="float">
            <text:p>0</text:p>
          </table:table-cell>
          <table:table-cell office:value-type="float" office:value="42156" calcext:value-type="float">
            <text:p>4215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20:09</text:p>
          </table:table-cell>
          <table:table-cell office:value-type="float" office:value="32.090371" calcext:value-type="float">
            <text:p>32.090371</text:p>
          </table:table-cell>
          <table:table-cell office:value-type="float" office:value="0.000855" calcext:value-type="float">
            <text:p>0.000855</text:p>
          </table:table-cell>
          <table:table-cell office:value-type="float" office:value="0" calcext:value-type="float">
            <text:p>0</text:p>
          </table:table-cell>
          <table:table-cell office:value-type="float" office:value="22906" calcext:value-type="float">
            <text:p>2290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20:10</text:p>
          </table:table-cell>
          <table:table-cell office:value-type="float" office:value="36.651153" calcext:value-type="float">
            <text:p>36.651153</text:p>
          </table:table-cell>
          <table:table-cell office:value-type="float" office:value="0.003321" calcext:value-type="float">
            <text:p>0.003321</text:p>
          </table:table-cell>
          <table:table-cell office:value-type="float" office:value="0" calcext:value-type="float">
            <text:p>0</text:p>
          </table:table-cell>
          <table:table-cell office:value-type="float" office:value="14856" calcext:value-type="float">
            <text:p>1485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20:11</text:p>
          </table:table-cell>
          <table:table-cell office:value-type="float" office:value="37.988146" calcext:value-type="float">
            <text:p>37.988146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" calcext:value-type="float">
            <text:p>0</text:p>
          </table:table-cell>
          <table:table-cell office:value-type="float" office:value="7220" calcext:value-type="float">
            <text:p>722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20:12</text:p>
          </table:table-cell>
          <table:table-cell office:value-type="float" office:value="37.781936" calcext:value-type="float">
            <text:p>37.781936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" calcext:value-type="float">
            <text:p>0</text:p>
          </table:table-cell>
          <table:table-cell office:value-type="float" office:value="12627" calcext:value-type="float">
            <text:p>1262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20:13</text:p>
          </table:table-cell>
          <table:table-cell office:value-type="float" office:value="36.542067" calcext:value-type="float">
            <text:p>36.542067</text:p>
          </table:table-cell>
          <table:table-cell office:value-type="float" office:value="0.000902" calcext:value-type="float">
            <text:p>0.000902</text:p>
          </table:table-cell>
          <table:table-cell office:value-type="float" office:value="0" calcext:value-type="float">
            <text:p>0</text:p>
          </table:table-cell>
          <table:table-cell office:value-type="float" office:value="9762" calcext:value-type="float">
            <text:p>976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20:14</text:p>
          </table:table-cell>
          <table:table-cell office:value-type="float" office:value="34.851282" calcext:value-type="float">
            <text:p>34.851282</text:p>
          </table:table-cell>
          <table:table-cell office:value-type="float" office:value="0.003366" calcext:value-type="float">
            <text:p>0.003366</text:p>
          </table:table-cell>
          <table:table-cell office:value-type="float" office:value="0" calcext:value-type="float">
            <text:p>0</text:p>
          </table:table-cell>
          <table:table-cell office:value-type="float" office:value="11574" calcext:value-type="float">
            <text:p>1157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20:15</text:p>
          </table:table-cell>
          <table:table-cell office:value-type="float" office:value="32.818453" calcext:value-type="float">
            <text:p>32.818453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" calcext:value-type="float">
            <text:p>0</text:p>
          </table:table-cell>
          <table:table-cell office:value-type="float" office:value="12710" calcext:value-type="float">
            <text:p>1271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20:16</text:p>
          </table:table-cell>
          <table:table-cell office:value-type="float" office:value="34.321718" calcext:value-type="float">
            <text:p>34.321718</text:p>
          </table:table-cell>
          <table:table-cell office:value-type="float" office:value="0.00093" calcext:value-type="float">
            <text:p>0.00093</text:p>
          </table:table-cell>
          <table:table-cell office:value-type="float" office:value="0" calcext:value-type="float">
            <text:p>0</text:p>
          </table:table-cell>
          <table:table-cell office:value-type="float" office:value="15965" calcext:value-type="float">
            <text:p>1596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20:17</text:p>
          </table:table-cell>
          <table:table-cell office:value-type="float" office:value="30.531477" calcext:value-type="float">
            <text:p>30.531477</text:p>
          </table:table-cell>
          <table:table-cell office:value-type="float" office:value="0.000938" calcext:value-type="float">
            <text:p>0.000938</text:p>
          </table:table-cell>
          <table:table-cell office:value-type="float" office:value="0" calcext:value-type="float">
            <text:p>0</text:p>
          </table:table-cell>
          <table:table-cell office:value-type="float" office:value="16504" calcext:value-type="float">
            <text:p>165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20:18</text:p>
          </table:table-cell>
          <table:table-cell office:value-type="float" office:value="32.180371" calcext:value-type="float">
            <text:p>32.180371</text:p>
          </table:table-cell>
          <table:table-cell office:value-type="float" office:value="0.001207" calcext:value-type="float">
            <text:p>0.001207</text:p>
          </table:table-cell>
          <table:table-cell office:value-type="float" office:value="0" calcext:value-type="float">
            <text:p>0</text:p>
          </table:table-cell>
          <table:table-cell office:value-type="float" office:value="12651" calcext:value-type="float">
            <text:p>1265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20:19</text:p>
          </table:table-cell>
          <table:table-cell office:value-type="float" office:value="33.633131" calcext:value-type="float">
            <text:p>33.633131</text:p>
          </table:table-cell>
          <table:table-cell office:value-type="float" office:value="0.000655" calcext:value-type="float">
            <text:p>0.000655</text:p>
          </table:table-cell>
          <table:table-cell office:value-type="float" office:value="0" calcext:value-type="float">
            <text:p>0</text:p>
          </table:table-cell>
          <table:table-cell office:value-type="float" office:value="8773" calcext:value-type="float">
            <text:p>877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20:20</text:p>
          </table:table-cell>
          <table:table-cell office:value-type="float" office:value="34.150616" calcext:value-type="float">
            <text:p>34.150616</text:p>
          </table:table-cell>
          <table:table-cell office:value-type="float" office:value="0.001015" calcext:value-type="float">
            <text:p>0.001015</text:p>
          </table:table-cell>
          <table:table-cell office:value-type="float" office:value="0" calcext:value-type="float">
            <text:p>0</text:p>
          </table:table-cell>
          <table:table-cell office:value-type="float" office:value="9124" calcext:value-type="float">
            <text:p>91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20:21</text:p>
          </table:table-cell>
          <table:table-cell office:value-type="float" office:value="30.976142" calcext:value-type="float">
            <text:p>30.976142</text:p>
          </table:table-cell>
          <table:table-cell office:value-type="float" office:value="0.000614" calcext:value-type="float">
            <text:p>0.000614</text:p>
          </table:table-cell>
          <table:table-cell office:value-type="float" office:value="0" calcext:value-type="float">
            <text:p>0</text:p>
          </table:table-cell>
          <table:table-cell office:value-type="float" office:value="10857" calcext:value-type="float">
            <text:p>108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20:22</text:p>
          </table:table-cell>
          <table:table-cell office:value-type="float" office:value="30.538852" calcext:value-type="float">
            <text:p>30.538852</text:p>
          </table:table-cell>
          <table:table-cell office:value-type="float" office:value="0.000552" calcext:value-type="float">
            <text:p>0.000552</text:p>
          </table:table-cell>
          <table:table-cell office:value-type="float" office:value="0" calcext:value-type="float">
            <text:p>0</text:p>
          </table:table-cell>
          <table:table-cell office:value-type="float" office:value="11819" calcext:value-type="float">
            <text:p>118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20:23</text:p>
          </table:table-cell>
          <table:table-cell office:value-type="float" office:value="30.724692" calcext:value-type="float">
            <text:p>30.724692</text:p>
          </table:table-cell>
          <table:table-cell office:value-type="float" office:value="0.000441" calcext:value-type="float">
            <text:p>0.000441</text:p>
          </table:table-cell>
          <table:table-cell office:value-type="float" office:value="0" calcext:value-type="float">
            <text:p>0</text:p>
          </table:table-cell>
          <table:table-cell office:value-type="float" office:value="9089" calcext:value-type="float">
            <text:p>90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20:24</text:p>
          </table:table-cell>
          <table:table-cell office:value-type="float" office:value="28.99747" calcext:value-type="float">
            <text:p>28.99747</text:p>
          </table:table-cell>
          <table:table-cell office:value-type="float" office:value="0.000413" calcext:value-type="float">
            <text:p>0.000413</text:p>
          </table:table-cell>
          <table:table-cell office:value-type="float" office:value="0" calcext:value-type="float">
            <text:p>0</text:p>
          </table:table-cell>
          <table:table-cell office:value-type="float" office:value="8994" calcext:value-type="float">
            <text:p>899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20:25</text:p>
          </table:table-cell>
          <table:table-cell office:value-type="float" office:value="28.062755" calcext:value-type="float">
            <text:p>28.062755</text:p>
          </table:table-cell>
          <table:table-cell office:value-type="float" office:value="0.000364" calcext:value-type="float">
            <text:p>0.000364</text:p>
          </table:table-cell>
          <table:table-cell office:value-type="float" office:value="0" calcext:value-type="float">
            <text:p>0</text:p>
          </table:table-cell>
          <table:table-cell office:value-type="float" office:value="9555" calcext:value-type="float">
            <text:p>955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20:26</text:p>
          </table:table-cell>
          <table:table-cell office:value-type="float" office:value="29.141206" calcext:value-type="float">
            <text:p>29.141206</text:p>
          </table:table-cell>
          <table:table-cell office:value-type="float" office:value="0.000557" calcext:value-type="float">
            <text:p>0.000557</text:p>
          </table:table-cell>
          <table:table-cell office:value-type="float" office:value="0" calcext:value-type="float">
            <text:p>0</text:p>
          </table:table-cell>
          <table:table-cell office:value-type="float" office:value="11625" calcext:value-type="float">
            <text:p>1162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20:27</text:p>
          </table:table-cell>
          <table:table-cell office:value-type="float" office:value="28.234552" calcext:value-type="float">
            <text:p>28.234552</text:p>
          </table:table-cell>
          <table:table-cell office:value-type="float" office:value="0.000244" calcext:value-type="float">
            <text:p>0.000244</text:p>
          </table:table-cell>
          <table:table-cell office:value-type="float" office:value="0" calcext:value-type="float">
            <text:p>0</text:p>
          </table:table-cell>
          <table:table-cell office:value-type="float" office:value="6571" calcext:value-type="float">
            <text:p>657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20:28</text:p>
          </table:table-cell>
          <table:table-cell office:value-type="float" office:value="26.496938" calcext:value-type="float">
            <text:p>26.496938</text:p>
          </table:table-cell>
          <table:table-cell office:value-type="float" office:value="0.000385" calcext:value-type="float">
            <text:p>0.000385</text:p>
          </table:table-cell>
          <table:table-cell office:value-type="float" office:value="0" calcext:value-type="float">
            <text:p>0</text:p>
          </table:table-cell>
          <table:table-cell office:value-type="float" office:value="7073" calcext:value-type="float">
            <text:p>707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20:29</text:p>
          </table:table-cell>
          <table:table-cell office:value-type="float" office:value="29.92098" calcext:value-type="float">
            <text:p>29.92098</text:p>
          </table:table-cell>
          <table:table-cell office:value-type="float" office:value="0.000451" calcext:value-type="float">
            <text:p>0.000451</text:p>
          </table:table-cell>
          <table:table-cell office:value-type="float" office:value="0" calcext:value-type="float">
            <text:p>0</text:p>
          </table:table-cell>
          <table:table-cell office:value-type="float" office:value="9847" calcext:value-type="float">
            <text:p>984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20:30</text:p>
          </table:table-cell>
          <table:table-cell office:value-type="float" office:value="36.431143" calcext:value-type="float">
            <text:p>36.431143</text:p>
          </table:table-cell>
          <table:table-cell office:value-type="float" office:value="0.000273" calcext:value-type="float">
            <text:p>0.000273</text:p>
          </table:table-cell>
          <table:table-cell office:value-type="float" office:value="0" calcext:value-type="float">
            <text:p>0</text:p>
          </table:table-cell>
          <table:table-cell office:value-type="float" office:value="8740" calcext:value-type="float">
            <text:p>874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string" calcext:value-type="string">
            <text:p>17:20:31</text:p>
          </table:table-cell>
          <table:table-cell office:value-type="float" office:value="37.489063" calcext:value-type="float">
            <text:p>37.489063</text:p>
          </table:table-cell>
          <table:table-cell office:value-type="float" office:value="0.000301" calcext:value-type="float">
            <text:p>0.000301</text:p>
          </table:table-cell>
          <table:table-cell office:value-type="float" office:value="0" calcext:value-type="float">
            <text:p>0</text:p>
          </table:table-cell>
          <table:table-cell office:value-type="float" office:value="8398" calcext:value-type="float">
            <text:p>8398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collapse">
          <table:table-cell office:value-type="string" calcext:value-type="string">
            <text:p>2017-11-17</text:p>
          </table:table-cell>
          <table:table-cell office:value-type="string" calcext:value-type="string">
            <text:p>17:20:32</text:p>
          </table:table-cell>
          <table:table-cell office:value-type="float" office:value="39.505897" calcext:value-type="float">
            <text:p>39.505897</text:p>
          </table:table-cell>
          <table:table-cell office:value-type="float" office:value="0.000276" calcext:value-type="float">
            <text:p>0.000276</text:p>
          </table:table-cell>
          <table:table-cell office:value-type="float" office:value="0" calcext:value-type="float">
            <text:p>0</text:p>
          </table:table-cell>
          <table:table-cell office:value-type="float" office:value="7137" calcext:value-type="float">
            <text:p>7137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collapse">
          <table:table-cell office:value-type="string" calcext:value-type="string">
            <text:p>2017-11-17</text:p>
          </table:table-cell>
          <table:table-cell office:value-type="string" calcext:value-type="string">
            <text:p>17:20:33</text:p>
          </table:table-cell>
          <table:table-cell office:value-type="float" office:value="34.516479" calcext:value-type="float">
            <text:p>34.516479</text:p>
          </table:table-cell>
          <table:table-cell office:value-type="float" office:value="0.000405" calcext:value-type="float">
            <text:p>0.000405</text:p>
          </table:table-cell>
          <table:table-cell office:value-type="float" office:value="0" calcext:value-type="float">
            <text:p>0</text:p>
          </table:table-cell>
          <table:table-cell office:value-type="float" office:value="12494" calcext:value-type="float">
            <text:p>12494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collapse">
          <table:table-cell office:value-type="string" calcext:value-type="string">
            <text:p>2017-11-17</text:p>
          </table:table-cell>
          <table:table-cell office:value-type="string" calcext:value-type="string">
            <text:p>17:20:34</text:p>
          </table:table-cell>
          <table:table-cell office:value-type="float" office:value="34.791984" calcext:value-type="float">
            <text:p>34.791984</text:p>
          </table:table-cell>
          <table:table-cell office:value-type="float" office:value="0.000774" calcext:value-type="float">
            <text:p>0.000774</text:p>
          </table:table-cell>
          <table:table-cell office:value-type="float" office:value="0" calcext:value-type="float">
            <text:p>0</text:p>
          </table:table-cell>
          <table:table-cell office:value-type="float" office:value="15808" calcext:value-type="float">
            <text:p>15808</text:p>
          </table:table-cell>
          <table:table-cell office:value-type="float" office:value="121" calcext:value-type="float">
            <text:p>121</text:p>
          </table:table-cell>
        </table:table-row>
        <table:table-row table:style-name="ro1" table:visibility="collapse">
          <table:table-cell office:value-type="string" calcext:value-type="string">
            <text:p>2017-11-17</text:p>
          </table:table-cell>
          <table:table-cell office:value-type="string" calcext:value-type="string">
            <text:p>17:20:35</text:p>
          </table:table-cell>
          <table:table-cell office:value-type="float" office:value="34.958893" calcext:value-type="float">
            <text:p>34.958893</text:p>
          </table:table-cell>
          <table:table-cell office:value-type="float" office:value="0.000959" calcext:value-type="float">
            <text:p>0.000959</text:p>
          </table:table-cell>
          <table:table-cell office:value-type="float" office:value="0" calcext:value-type="float">
            <text:p>0</text:p>
          </table:table-cell>
          <table:table-cell office:value-type="float" office:value="16652" calcext:value-type="float">
            <text:p>16652</text:p>
          </table:table-cell>
          <table:table-cell office:value-type="float" office:value="102" calcext:value-type="float">
            <text:p>102</text:p>
          </table:table-cell>
        </table:table-row>
        <table:table-row table:style-name="ro1" table:visibility="collapse">
          <table:table-cell office:value-type="string" calcext:value-type="string">
            <text:p>2017-11-17</text:p>
          </table:table-cell>
          <table:table-cell office:value-type="string" calcext:value-type="string">
            <text:p>17:20:36</text:p>
          </table:table-cell>
          <table:table-cell office:value-type="float" office:value="35.826117" calcext:value-type="float">
            <text:p>35.826117</text:p>
          </table:table-cell>
          <table:table-cell office:value-type="float" office:value="0.000336" calcext:value-type="float">
            <text:p>0.000336</text:p>
          </table:table-cell>
          <table:table-cell office:value-type="float" office:value="0" calcext:value-type="float">
            <text:p>0</text:p>
          </table:table-cell>
          <table:table-cell office:value-type="float" office:value="9730" calcext:value-type="float">
            <text:p>9730</text:p>
          </table:table-cell>
          <table:table-cell office:value-type="float" office:value="53" calcext:value-type="float">
            <text:p>53</text:p>
          </table:table-cell>
        </table:table-row>
        <table:table-row table:style-name="ro1" table:visibility="collapse">
          <table:table-cell office:value-type="string" calcext:value-type="string">
            <text:p>2017-11-17</text:p>
          </table:table-cell>
          <table:table-cell office:value-type="string" calcext:value-type="string">
            <text:p>17:20:37</text:p>
          </table:table-cell>
          <table:table-cell office:value-type="float" office:value="25.687794" calcext:value-type="float">
            <text:p>25.687794</text:p>
          </table:table-cell>
          <table:table-cell office:value-type="float" office:value="0.000336" calcext:value-type="float">
            <text:p>0.000336</text:p>
          </table:table-cell>
          <table:table-cell office:value-type="float" office:value="0" calcext:value-type="float">
            <text:p>0</text:p>
          </table:table-cell>
          <table:table-cell office:value-type="float" office:value="14570" calcext:value-type="float">
            <text:p>14570</text:p>
          </table:table-cell>
          <table:table-cell office:value-type="float" office:value="84" calcext:value-type="float">
            <text:p>84</text:p>
          </table:table-cell>
        </table:table-row>
        <table:table-row table:style-name="ro1" table:visibility="collapse">
          <table:table-cell office:value-type="string" calcext:value-type="string">
            <text:p>2017-11-17</text:p>
          </table:table-cell>
          <table:table-cell office:value-type="string" calcext:value-type="string">
            <text:p>17:20:38</text:p>
          </table:table-cell>
          <table:table-cell office:value-type="float" office:value="8.712474" calcext:value-type="float">
            <text:p>8.712474</text:p>
          </table:table-cell>
          <table:table-cell office:value-type="float" office:value="0.0018" calcext:value-type="float">
            <text:p>0.0018</text:p>
          </table:table-cell>
          <table:table-cell office:value-type="float" office:value="0" calcext:value-type="float">
            <text:p>0</text:p>
          </table:table-cell>
          <table:table-cell office:value-type="float" office:value="54118" calcext:value-type="float">
            <text:p>54118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collapse">
          <table:table-cell office:value-type="string" calcext:value-type="string">
            <text:p>2017-11-17</text:p>
          </table:table-cell>
          <table:table-cell office:value-type="string" calcext:value-type="string">
            <text:p>17:20:39</text:p>
          </table:table-cell>
          <table:table-cell office:value-type="float" office:value="9.619117" calcext:value-type="float">
            <text:p>9.619117</text:p>
          </table:table-cell>
          <table:table-cell office:value-type="float" office:value="0.000772" calcext:value-type="float">
            <text:p>0.000772</text:p>
          </table:table-cell>
          <table:table-cell office:value-type="float" office:value="0" calcext:value-type="float">
            <text:p>0</text:p>
          </table:table-cell>
          <table:table-cell office:value-type="float" office:value="29171" calcext:value-type="float">
            <text:p>29171</text:p>
          </table:table-cell>
          <table:table-cell office:value-type="float" office:value="57" calcext:value-type="float">
            <text:p>57</text:p>
          </table:table-cell>
        </table:table-row>
        <table:table-row table:style-name="ro1" table:visibility="collapse">
          <table:table-cell office:value-type="string" calcext:value-type="string">
            <text:p>2017-11-17</text:p>
          </table:table-cell>
          <table:table-cell office:value-type="string" calcext:value-type="string">
            <text:p>17:20:40</text:p>
          </table:table-cell>
          <table:table-cell office:value-type="float" office:value="11.453113" calcext:value-type="float">
            <text:p>11.453113</text:p>
          </table:table-cell>
          <table:table-cell office:value-type="float" office:value="0.000926" calcext:value-type="float">
            <text:p>0.000926</text:p>
          </table:table-cell>
          <table:table-cell office:value-type="float" office:value="0" calcext:value-type="float">
            <text:p>0</text:p>
          </table:table-cell>
          <table:table-cell office:value-type="float" office:value="32610" calcext:value-type="float">
            <text:p>32610</text:p>
          </table:table-cell>
          <table:table-cell office:value-type="float" office:value="43" calcext:value-type="float">
            <text:p>43</text:p>
          </table:table-cell>
        </table:table-row>
        <table:table-row table:style-name="ro1" table:visibility="collapse">
          <table:table-cell office:value-type="string" calcext:value-type="string">
            <text:p>2017-11-17</text:p>
          </table:table-cell>
          <table:table-cell office:value-type="string" calcext:value-type="string">
            <text:p>17:20:41</text:p>
          </table:table-cell>
          <table:table-cell office:value-type="float" office:value="18.633848" calcext:value-type="float">
            <text:p>18.633848</text:p>
          </table:table-cell>
          <table:table-cell office:value-type="float" office:value="0.000437" calcext:value-type="float">
            <text:p>0.000437</text:p>
          </table:table-cell>
          <table:table-cell office:value-type="float" office:value="0" calcext:value-type="float">
            <text:p>0</text:p>
          </table:table-cell>
          <table:table-cell office:value-type="float" office:value="26266" calcext:value-type="float">
            <text:p>26266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collapse">
          <table:table-cell office:value-type="string" calcext:value-type="string">
            <text:p>2017-11-17</text:p>
          </table:table-cell>
          <table:table-cell office:value-type="string" calcext:value-type="string">
            <text:p>17:20:42</text:p>
          </table:table-cell>
          <table:table-cell office:value-type="float" office:value="20.996035" calcext:value-type="float">
            <text:p>20.996035</text:p>
          </table:table-cell>
          <table:table-cell office:value-type="float" office:value="0.000633" calcext:value-type="float">
            <text:p>0.000633</text:p>
          </table:table-cell>
          <table:table-cell office:value-type="float" office:value="0" calcext:value-type="float">
            <text:p>0</text:p>
          </table:table-cell>
          <table:table-cell office:value-type="float" office:value="27336" calcext:value-type="float">
            <text:p>27336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visibility="collapse">
          <table:table-cell office:value-type="string" calcext:value-type="string">
            <text:p>2017-11-17</text:p>
          </table:table-cell>
          <table:table-cell office:value-type="string" calcext:value-type="string">
            <text:p>17:20:43</text:p>
          </table:table-cell>
          <table:table-cell office:value-type="float" office:value="29.364574" calcext:value-type="float">
            <text:p>29.364574</text:p>
          </table:table-cell>
          <table:table-cell office:value-type="float" office:value="0.000478" calcext:value-type="float">
            <text:p>0.000478</text:p>
          </table:table-cell>
          <table:table-cell office:value-type="float" office:value="0" calcext:value-type="float">
            <text:p>0</text:p>
          </table:table-cell>
          <table:table-cell office:value-type="float" office:value="15356" calcext:value-type="float">
            <text:p>15356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collapse">
          <table:table-cell office:value-type="string" calcext:value-type="string">
            <text:p>2017-11-17</text:p>
          </table:table-cell>
          <table:table-cell office:value-type="string" calcext:value-type="string">
            <text:p>17:20:44</text:p>
          </table:table-cell>
          <table:table-cell office:value-type="float" office:value="35.108681" calcext:value-type="float">
            <text:p>35.108681</text:p>
          </table:table-cell>
          <table:table-cell office:value-type="float" office:value="0.000718" calcext:value-type="float">
            <text:p>0.000718</text:p>
          </table:table-cell>
          <table:table-cell office:value-type="float" office:value="0" calcext:value-type="float">
            <text:p>0</text:p>
          </table:table-cell>
          <table:table-cell office:value-type="float" office:value="30122" calcext:value-type="float">
            <text:p>30122</text:p>
          </table:table-cell>
          <table:table-cell office:value-type="float" office:value="34" calcext:value-type="float">
            <text:p>34</text:p>
          </table:table-cell>
        </table:table-row>
        <table:table-row table:style-name="ro1" table:visibility="collapse">
          <table:table-cell office:value-type="string" calcext:value-type="string">
            <text:p>2017-11-17</text:p>
          </table:table-cell>
          <table:table-cell office:value-type="string" calcext:value-type="string">
            <text:p>17:20:45</text:p>
          </table:table-cell>
          <table:table-cell office:value-type="float" office:value="33.404819" calcext:value-type="float">
            <text:p>33.404819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collapse">
          <table:table-cell office:value-type="string" calcext:value-type="string">
            <text:p>2017-11-17</text:p>
          </table:table-cell>
          <table:table-cell office:value-type="string" calcext:value-type="string">
            <text:p>17:20:46</text:p>
          </table:table-cell>
          <table:table-cell office:value-type="float" office:value="41.190461" calcext:value-type="float">
            <text:p>41.1904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string" calcext:value-type="string">
            <text:p>2017-11-17</text:p>
          </table:table-cell>
          <table:table-cell office:value-type="string" calcext:value-type="string">
            <text:p>17:20:47</text:p>
          </table:table-cell>
          <table:table-cell office:value-type="float" office:value="32.660647" calcext:value-type="float">
            <text:p>32.660647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" calcext:value-type="float">
            <text:p>0</text:p>
          </table:table-cell>
          <table:table-cell office:value-type="float" office:value="4379" calcext:value-type="float">
            <text:p>4379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collapse">
          <table:table-cell office:value-type="string" calcext:value-type="string">
            <text:p>2017-11-17</text:p>
          </table:table-cell>
          <table:table-cell office:value-type="string" calcext:value-type="string">
            <text:p>17:20:48</text:p>
          </table:table-cell>
          <table:table-cell office:value-type="float" office:value="27.632634" calcext:value-type="float">
            <text:p>27.6326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2017-11-17</text:p>
          </table:table-cell>
          <table:table-cell office:value-type="string" calcext:value-type="string">
            <text:p>17:20:49</text:p>
          </table:table-cell>
          <table:table-cell office:value-type="float" office:value="28.729467" calcext:value-type="float">
            <text:p>28.7294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collapse">
          <table:table-cell office:value-type="string" calcext:value-type="string">
            <text:p>2017-11-17</text:p>
          </table:table-cell>
          <table:table-cell office:value-type="string" calcext:value-type="string">
            <text:p>17:20:50</text:p>
          </table:table-cell>
          <table:table-cell office:value-type="float" office:value="27.636446" calcext:value-type="float">
            <text:p>27.6364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2017-11-17</text:p>
          </table:table-cell>
          <table:table-cell office:value-type="string" calcext:value-type="string">
            <text:p>17:20:51</text:p>
          </table:table-cell>
          <table:table-cell office:value-type="float" office:value="23.44929" calcext:value-type="float">
            <text:p>23.44929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collapse">
          <table:table-cell office:value-type="string" calcext:value-type="string">
            <text:p>2017-11-17</text:p>
          </table:table-cell>
          <table:table-cell office:value-type="string" calcext:value-type="string">
            <text:p>17:20:52</text:p>
          </table:table-cell>
          <table:table-cell office:value-type="float" office:value="30.563463" calcext:value-type="float">
            <text:p>30.56346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collapse">
          <table:table-cell office:value-type="string" calcext:value-type="string">
            <text:p>2017-11-17</text:p>
          </table:table-cell>
          <table:table-cell office:value-type="string" calcext:value-type="string">
            <text:p>17:20:53</text:p>
          </table:table-cell>
          <table:table-cell office:value-type="float" office:value="25.245379" calcext:value-type="float">
            <text:p>25.24537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collapse">
          <table:table-cell office:value-type="string" calcext:value-type="string">
            <text:p>2017-11-17</text:p>
          </table:table-cell>
          <table:table-cell office:value-type="string" calcext:value-type="string">
            <text:p>17:20:54</text:p>
          </table:table-cell>
          <table:table-cell office:value-type="float" office:value="23.520433" calcext:value-type="float">
            <text:p>23.5204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collapse">
          <table:table-cell office:value-type="string" calcext:value-type="string">
            <text:p>2017-11-17</text:p>
          </table:table-cell>
          <table:table-cell office:value-type="string" calcext:value-type="string">
            <text:p>17:20:55</text:p>
          </table:table-cell>
          <table:table-cell office:value-type="float" office:value="19.795879" calcext:value-type="float">
            <text:p>19.7958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2017-11-17</text:p>
          </table:table-cell>
          <table:table-cell office:value-type="string" calcext:value-type="string">
            <text:p>17:20:56</text:p>
          </table:table-cell>
          <table:table-cell office:value-type="float" office:value="20.732608" calcext:value-type="float">
            <text:p>20.732608</text:p>
          </table:table-cell>
          <table:table-cell office:value-type="float" office:value="0.000951" calcext:value-type="float">
            <text:p>0.000951</text:p>
          </table:table-cell>
          <table:table-cell office:value-type="float" office:value="0" calcext:value-type="float">
            <text:p>0</text:p>
          </table:table-cell>
          <table:table-cell office:value-type="float" office:value="21358" calcext:value-type="float">
            <text:p>21358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collapse">
          <table:table-cell office:value-type="string" calcext:value-type="string">
            <text:p>2017-11-17</text:p>
          </table:table-cell>
          <table:table-cell office:value-type="string" calcext:value-type="string">
            <text:p>17:20:57</text:p>
          </table:table-cell>
          <table:table-cell office:value-type="float" office:value="16.132845" calcext:value-type="float">
            <text:p>16.132845</text:p>
          </table:table-cell>
          <table:table-cell office:value-type="float" office:value="0.000237" calcext:value-type="float">
            <text:p>0.000237</text:p>
          </table:table-cell>
          <table:table-cell office:value-type="float" office:value="0" calcext:value-type="float">
            <text:p>0</text:p>
          </table:table-cell>
          <table:table-cell office:value-type="float" office:value="7026" calcext:value-type="float">
            <text:p>7026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collapse">
          <table:table-cell office:value-type="string" calcext:value-type="string">
            <text:p>2017-11-17</text:p>
          </table:table-cell>
          <table:table-cell office:value-type="string" calcext:value-type="string">
            <text:p>17:20:58</text:p>
          </table:table-cell>
          <table:table-cell office:value-type="float" office:value="17.454764" calcext:value-type="float">
            <text:p>17.454764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2833" calcext:value-type="float">
            <text:p>2833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collapse">
          <table:table-cell office:value-type="string" calcext:value-type="string">
            <text:p>2017-11-17</text:p>
          </table:table-cell>
          <table:table-cell office:value-type="string" calcext:value-type="string">
            <text:p>17:20:59</text:p>
          </table:table-cell>
          <table:table-cell office:value-type="float" office:value="20.732549" calcext:value-type="float">
            <text:p>20.732549</text:p>
          </table:table-cell>
          <table:table-cell office:value-type="float" office:value="0.000225" calcext:value-type="float">
            <text:p>0.000225</text:p>
          </table:table-cell>
          <table:table-cell office:value-type="float" office:value="0" calcext:value-type="float">
            <text:p>0</text:p>
          </table:table-cell>
          <table:table-cell office:value-type="float" office:value="10318" calcext:value-type="float">
            <text:p>10318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collapse">
          <table:table-cell office:value-type="string" calcext:value-type="string">
            <text:p>2017-11-17</text:p>
          </table:table-cell>
          <table:table-cell office:value-type="string" calcext:value-type="string">
            <text:p>17:21:00</text:p>
          </table:table-cell>
          <table:table-cell office:value-type="float" office:value="15.498047" calcext:value-type="float">
            <text:p>15.498047</text:p>
          </table:table-cell>
          <table:table-cell office:value-type="float" office:value="0.000563" calcext:value-type="float">
            <text:p>0.000563</text:p>
          </table:table-cell>
          <table:table-cell office:value-type="float" office:value="0" calcext:value-type="float">
            <text:p>0</text:p>
          </table:table-cell>
          <table:table-cell office:value-type="float" office:value="12931" calcext:value-type="float">
            <text:p>12931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collapse">
          <table:table-cell office:value-type="string" calcext:value-type="string">
            <text:p>2017-11-17</text:p>
          </table:table-cell>
          <table:table-cell office:value-type="string" calcext:value-type="string">
            <text:p>17:21:01</text:p>
          </table:table-cell>
          <table:table-cell office:value-type="float" office:value="16.932116" calcext:value-type="float">
            <text:p>16.932116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0" calcext:value-type="float">
            <text:p>0</text:p>
          </table:table-cell>
          <table:table-cell office:value-type="float" office:value="3114" calcext:value-type="float">
            <text:p>3114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collapse">
          <table:table-cell office:value-type="string" calcext:value-type="string">
            <text:p>2017-11-17</text:p>
          </table:table-cell>
          <table:table-cell office:value-type="string" calcext:value-type="string">
            <text:p>17:21:02</text:p>
          </table:table-cell>
          <table:table-cell office:value-type="float" office:value="15.191588" calcext:value-type="float">
            <text:p>15.191588</text:p>
          </table:table-cell>
          <table:table-cell office:value-type="float" office:value="0.000378" calcext:value-type="float">
            <text:p>0.000378</text:p>
          </table:table-cell>
          <table:table-cell office:value-type="float" office:value="0" calcext:value-type="float">
            <text:p>0</text:p>
          </table:table-cell>
          <table:table-cell office:value-type="float" office:value="13715" calcext:value-type="float">
            <text:p>1371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2017-11-17</text:p>
          </table:table-cell>
          <table:table-cell office:value-type="string" calcext:value-type="string">
            <text:p>17:21:03</text:p>
          </table:table-cell>
          <table:table-cell office:value-type="float" office:value="14.705763" calcext:value-type="float">
            <text:p>14.705763</text:p>
          </table:table-cell>
          <table:table-cell office:value-type="float" office:value="0.000844" calcext:value-type="float">
            <text:p>0.000844</text:p>
          </table:table-cell>
          <table:table-cell office:value-type="float" office:value="0" calcext:value-type="float">
            <text:p>0</text:p>
          </table:table-cell>
          <table:table-cell office:value-type="float" office:value="23597" calcext:value-type="float">
            <text:p>23597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collapse">
          <table:table-cell office:value-type="string" calcext:value-type="string">
            <text:p>2017-11-17</text:p>
          </table:table-cell>
          <table:table-cell office:value-type="string" calcext:value-type="string">
            <text:p>17:21:04</text:p>
          </table:table-cell>
          <table:table-cell office:value-type="float" office:value="17.286345" calcext:value-type="float">
            <text:p>17.2863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collapse">
          <table:table-cell office:value-type="string" calcext:value-type="string">
            <text:p>2017-11-17</text:p>
          </table:table-cell>
          <table:table-cell office:value-type="string" calcext:value-type="string">
            <text:p>17:21:05</text:p>
          </table:table-cell>
          <table:table-cell office:value-type="float" office:value="13.669387" calcext:value-type="float">
            <text:p>13.669387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" calcext:value-type="float">
            <text:p>0</text:p>
          </table:table-cell>
          <table:table-cell office:value-type="float" office:value="2910" calcext:value-type="float">
            <text:p>291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collapse">
          <table:table-cell office:value-type="string" calcext:value-type="string">
            <text:p>2017-11-17</text:p>
          </table:table-cell>
          <table:table-cell office:value-type="string" calcext:value-type="string">
            <text:p>17:21:06</text:p>
          </table:table-cell>
          <table:table-cell office:value-type="float" office:value="12.951733" calcext:value-type="float">
            <text:p>12.951733</text:p>
          </table:table-cell>
          <table:table-cell office:value-type="float" office:value="0.000316" calcext:value-type="float">
            <text:p>0.000316</text:p>
          </table:table-cell>
          <table:table-cell office:value-type="float" office:value="0" calcext:value-type="float">
            <text:p>0</text:p>
          </table:table-cell>
          <table:table-cell office:value-type="float" office:value="11121" calcext:value-type="float">
            <text:p>11121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collapse">
          <table:table-cell office:value-type="string" calcext:value-type="string">
            <text:p>2017-11-17</text:p>
          </table:table-cell>
          <table:table-cell office:value-type="string" calcext:value-type="string">
            <text:p>17:21:07</text:p>
          </table:table-cell>
          <table:table-cell office:value-type="float" office:value="16.807292" calcext:value-type="float">
            <text:p>16.807292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collapse">
          <table:table-cell office:value-type="string" calcext:value-type="string">
            <text:p>2017-11-17</text:p>
          </table:table-cell>
          <table:table-cell office:value-type="string" calcext:value-type="string">
            <text:p>17:21:08</text:p>
          </table:table-cell>
          <table:table-cell office:value-type="float" office:value="13.511493" calcext:value-type="float">
            <text:p>13.511493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" calcext:value-type="float">
            <text:p>0</text:p>
          </table:table-cell>
          <table:table-cell office:value-type="float" office:value="2079" calcext:value-type="float">
            <text:p>2079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collapse">
          <table:table-cell office:value-type="string" calcext:value-type="string">
            <text:p>2017-11-17</text:p>
          </table:table-cell>
          <table:table-cell office:value-type="string" calcext:value-type="string">
            <text:p>17:21:10</text:p>
          </table:table-cell>
          <table:table-cell office:value-type="float" office:value="14.591742" calcext:value-type="float">
            <text:p>14.591742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" calcext:value-type="float">
            <text:p>0</text:p>
          </table:table-cell>
          <table:table-cell office:value-type="float" office:value="2175" calcext:value-type="float">
            <text:p>2175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collapse">
          <table:table-cell office:value-type="string" calcext:value-type="string">
            <text:p>2017-11-17</text:p>
          </table:table-cell>
          <table:table-cell office:value-type="string" calcext:value-type="string">
            <text:p>17:21:11</text:p>
          </table:table-cell>
          <table:table-cell office:value-type="float" office:value="11.031221" calcext:value-type="float">
            <text:p>11.031221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" calcext:value-type="float">
            <text:p>0</text:p>
          </table:table-cell>
          <table:table-cell office:value-type="float" office:value="3203" calcext:value-type="float">
            <text:p>3203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collapse">
          <table:table-cell office:value-type="string" calcext:value-type="string">
            <text:p>2017-11-17</text:p>
          </table:table-cell>
          <table:table-cell office:value-type="string" calcext:value-type="string">
            <text:p>17:21:12</text:p>
          </table:table-cell>
          <table:table-cell office:value-type="float" office:value="9.184498" calcext:value-type="float">
            <text:p>9.184498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" calcext:value-type="float">
            <text:p>0</text:p>
          </table:table-cell>
          <table:table-cell office:value-type="float" office:value="24250" calcext:value-type="float">
            <text:p>2425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2017-11-17</text:p>
          </table:table-cell>
          <table:table-cell office:value-type="string" calcext:value-type="string">
            <text:p>17:21:13</text:p>
          </table:table-cell>
          <table:table-cell office:value-type="float" office:value="6.954842" calcext:value-type="float">
            <text:p>6.954842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" calcext:value-type="float">
            <text:p>0</text:p>
          </table:table-cell>
          <table:table-cell office:value-type="float" office:value="11629" calcext:value-type="float">
            <text:p>1162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2017-11-17</text:p>
          </table:table-cell>
          <table:table-cell office:value-type="string" calcext:value-type="string">
            <text:p>17:21:14</text:p>
          </table:table-cell>
          <table:table-cell office:value-type="float" office:value="5.832779" calcext:value-type="float">
            <text:p>5.832779</text:p>
          </table:table-cell>
          <table:table-cell office:value-type="float" office:value="0.000183" calcext:value-type="float">
            <text:p>0.000183</text:p>
          </table:table-cell>
          <table:table-cell office:value-type="float" office:value="0" calcext:value-type="float">
            <text:p>0</text:p>
          </table:table-cell>
          <table:table-cell office:value-type="float" office:value="5469" calcext:value-type="float">
            <text:p>546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2017-11-17</text:p>
          </table:table-cell>
          <table:table-cell office:value-type="string" calcext:value-type="string">
            <text:p>17:21:15</text:p>
          </table:table-cell>
          <table:table-cell office:value-type="float" office:value="6.670875" calcext:value-type="float">
            <text:p>6.670875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" calcext:value-type="float">
            <text:p>0</text:p>
          </table:table-cell>
          <table:table-cell office:value-type="float" office:value="1802" calcext:value-type="float">
            <text:p>1802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collapse">
          <table:table-cell office:value-type="string" calcext:value-type="string">
            <text:p>2017-11-17</text:p>
          </table:table-cell>
          <table:table-cell office:value-type="string" calcext:value-type="string">
            <text:p>17:21:16</text:p>
          </table:table-cell>
          <table:table-cell office:value-type="float" office:value="7.404392" calcext:value-type="float">
            <text:p>7.404392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2017-11-17</text:p>
          </table:table-cell>
          <table:table-cell office:value-type="string" calcext:value-type="string">
            <text:p>17:21:17</text:p>
          </table:table-cell>
          <table:table-cell office:value-type="float" office:value="2.731616" calcext:value-type="float">
            <text:p>2.731616</text:p>
          </table:table-cell>
          <table:table-cell office:value-type="float" office:value="0.001319" calcext:value-type="float">
            <text:p>0.001319</text:p>
          </table:table-cell>
          <table:table-cell office:value-type="float" office:value="0" calcext:value-type="float">
            <text:p>0</text:p>
          </table:table-cell>
          <table:table-cell office:value-type="float" office:value="29946" calcext:value-type="float">
            <text:p>29946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collapse">
          <table:table-cell office:value-type="string" calcext:value-type="string">
            <text:p>2017-11-17</text:p>
          </table:table-cell>
          <table:table-cell office:value-type="string" calcext:value-type="string">
            <text:p>17:21:19</text:p>
          </table:table-cell>
          <table:table-cell office:value-type="float" office:value="3.923357" calcext:value-type="float">
            <text:p>3.923357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collapse">
          <table:table-cell office:value-type="string" calcext:value-type="string">
            <text:p>2017-11-17</text:p>
          </table:table-cell>
          <table:table-cell office:value-type="string" calcext:value-type="string">
            <text:p>17:21:20</text:p>
          </table:table-cell>
          <table:table-cell office:value-type="float" office:value="2.554815" calcext:value-type="float">
            <text:p>2.554815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1039" calcext:value-type="float">
            <text:p>1039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2017-11-17</text:p>
          </table:table-cell>
          <table:table-cell office:value-type="string" calcext:value-type="string">
            <text:p>17:21:21</text:p>
          </table:table-cell>
          <table:table-cell office:value-type="float" office:value="3.186598" calcext:value-type="float">
            <text:p>3.186598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string" calcext:value-type="string">
            <text:p>2017-11-17</text:p>
          </table:table-cell>
          <table:table-cell office:value-type="string" calcext:value-type="string">
            <text:p>17:21:22</text:p>
          </table:table-cell>
          <table:table-cell office:value-type="float" office:value="1.718978" calcext:value-type="float">
            <text:p>1.718978</text:p>
          </table:table-cell>
          <table:table-cell office:value-type="float" office:value="0.00002" calcext:value-type="float">
            <text:p>2E-05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2017-11-17</text:p>
          </table:table-cell>
          <table:table-cell office:value-type="string" calcext:value-type="string">
            <text:p>17:21:23</text:p>
          </table:table-cell>
          <table:table-cell office:value-type="float" office:value="1.790097" calcext:value-type="float">
            <text:p>1.790097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string" calcext:value-type="string">
            <text:p>2017-11-17</text:p>
          </table:table-cell>
          <table:table-cell office:value-type="string" calcext:value-type="string">
            <text:p>17:21:2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 table:visibility="collapse" table:number-rows-repeated="5">
          <table:table-cell table:style-name="Default" table:number-columns-repeated="2"/>
          <table:table-cell table:number-columns-repeated="5"/>
        </table:table-row>
        <table:table-row table:style-name="ro1" table:visibility="collapse">
          <table:table-cell table:style-name="Default" table:number-columns-repeated="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7T12:32:58.862518233</dc:date>
    <meta:editing-duration>PT9M23S</meta:editing-duration>
    <meta:editing-cycles>1</meta:editing-cycles>
    <meta:document-statistic meta:table-count="1" meta:cell-count="770" meta:object-count="4"/>
    <meta:generator>LibreOffice/5.4.0.3$Linux_X86_64 LibreOffice_project/7556cbc6811c9d992f4064ab9287069087d7f62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title svg:x="5.8cm" svg:y="0.315cm" chart:style-name="ch2">
          <text:p>test 249, scattergram</text:p>
        </chart:title>
        <chart:legend chart:legend-position="end" svg:x="14.001cm" svg:y="4.005cm" style:legend-expansion="high" chart:style-name="ch3"/>
        <chart:plot-area chart:style-name="ch4" table:cell-range-address="test249.G1:test249.G110 test249.C1:test249.D110" chart:data-source-has-labels="row" svg:x="1.279cm" svg:y="1.248cm" svg:width="12.402cm" svg:height="6.643cm">
          <chartooo:coordinate-region svg:x="1.9cm" svg:y="1.421cm" svg:width="11.502cm" svg:height="5.876cm"/>
          <chart:axis chart:dimension="x" chart:name="primary-x" chart:style-name="ch5">
            <chart:title svg:x="6.14cm" svg:y="8.071cm" chart:style-name="ch6">
              <text:p>Load, Requests/S</text:p>
            </chart:title>
          </chart:axis>
          <chart:axis chart:dimension="y" chart:name="primary-y" chart:style-name="ch5">
            <chart:title svg:x="0.451cm" svg:y="5.698cm" chart:style-name="ch7">
              <text:p>Time, Seconds</text:p>
            </chart:title>
            <chart:grid chart:style-name="ch8" chart:class="major"/>
          </chart:axis>
          <chart:series chart:style-name="ch9" chart:values-cell-range-address="test249.C2:test249.C110" chart:label-cell-address="test249.C1:test249.C1" chart:class="chart:scatter">
            <chart:domain table:cell-range-address="test249.G2:test249.G110"/>
            <chart:data-point chart:repeated="58"/>
          </chart:series>
          <chart:series chart:style-name="ch10" chart:values-cell-range-address="test249.D2:test249.D110" chart:label-cell-address="test249.D1:test249.D1" chart:class="chart:scatter">
            <chart:data-point chart:repeated="5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test249.C1:test249.C1</svg:desc>
                </draw:g>
              </table:table-cell>
              <table:table-cell office:value-type="string">
                <text:p>xfertime</text:p>
                <draw:g>
                  <svg:desc>test249.D1:test249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test249.G2:test249.G110</svg:desc>
                </draw:g>
              </table:table-cell>
              <table:table-cell office:value-type="float" office:value="0.742854">
                <text:p>0.742854</text:p>
                <draw:g>
                  <svg:desc>test249.C2:test249.C110</svg:desc>
                </draw:g>
              </table:table-cell>
              <table:table-cell office:value-type="float" office:value="0.000393">
                <text:p>0.000393</text:p>
                <draw:g>
                  <svg:desc>test249.D2:test249.D1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457241">
                <text:p>0.457241</text:p>
              </table:table-cell>
              <table:table-cell office:value-type="float" office:value="0.000358">
                <text:p>0.0003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303494">
                <text:p>0.303494</text:p>
              </table:table-cell>
              <table:table-cell office:value-type="float" office:value="0.000402">
                <text:p>0.0004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17238">
                <text:p>0.017238</text:p>
              </table:table-cell>
              <table:table-cell office:value-type="float" office:value="0.000313">
                <text:p>0.0003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001292">
                <text:p>0.001292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31266">
                <text:p>0.31266</text:p>
              </table:table-cell>
              <table:table-cell office:value-type="float" office:value="0.000202">
                <text:p>0.0002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0.667736">
                <text:p>0.667736</text:p>
              </table:table-cell>
              <table:table-cell office:value-type="float" office:value="0.000471">
                <text:p>0.0004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0.618645">
                <text:p>0.618645</text:p>
              </table:table-cell>
              <table:table-cell office:value-type="float" office:value="0.000858">
                <text:p>0.0008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0.410553">
                <text:p>0.410553</text:p>
              </table:table-cell>
              <table:table-cell office:value-type="float" office:value="0.00189">
                <text:p>0.001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0.413547">
                <text:p>0.413547</text:p>
              </table:table-cell>
              <table:table-cell office:value-type="float" office:value="0.00171">
                <text:p>0.001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0.26861">
                <text:p>0.26861</text:p>
              </table:table-cell>
              <table:table-cell office:value-type="float" office:value="0.000531">
                <text:p>0.0005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0.481968">
                <text:p>0.481968</text:p>
              </table:table-cell>
              <table:table-cell office:value-type="float" office:value="0.00141">
                <text:p>0.001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0.207297">
                <text:p>0.207297</text:p>
              </table:table-cell>
              <table:table-cell office:value-type="float" office:value="0.001333">
                <text:p>0.001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0.158191">
                <text:p>0.158191</text:p>
              </table:table-cell>
              <table:table-cell office:value-type="float" office:value="0.001107">
                <text:p>0.0011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0.161038">
                <text:p>0.161038</text:p>
              </table:table-cell>
              <table:table-cell office:value-type="float" office:value="0.000959">
                <text:p>0.0009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0.142594">
                <text:p>0.142594</text:p>
              </table:table-cell>
              <table:table-cell office:value-type="float" office:value="0.000972">
                <text:p>0.0009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0.297473">
                <text:p>0.297473</text:p>
              </table:table-cell>
              <table:table-cell office:value-type="float" office:value="0.001094">
                <text:p>0.0010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">
                <text:p>40</text:p>
              </table:table-cell>
              <table:table-cell office:value-type="float" office:value="0.210953">
                <text:p>0.210953</text:p>
              </table:table-cell>
              <table:table-cell office:value-type="float" office:value="0.001453">
                <text:p>0.0014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">
                <text:p>40</text:p>
              </table:table-cell>
              <table:table-cell office:value-type="float" office:value="0.251245">
                <text:p>0.251245</text:p>
              </table:table-cell>
              <table:table-cell office:value-type="float" office:value="0.001226">
                <text:p>0.0012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0.2167">
                <text:p>0.2167</text:p>
              </table:table-cell>
              <table:table-cell office:value-type="float" office:value="0.000541">
                <text:p>0.0005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0.236986">
                <text:p>0.236986</text:p>
              </table:table-cell>
              <table:table-cell office:value-type="float" office:value="0.000648">
                <text:p>0.0006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">
                <text:p>50</text:p>
              </table:table-cell>
              <table:table-cell office:value-type="float" office:value="0.224213">
                <text:p>0.224213</text:p>
              </table:table-cell>
              <table:table-cell office:value-type="float" office:value="0.000838">
                <text:p>0.0008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0.284078">
                <text:p>0.284078</text:p>
              </table:table-cell>
              <table:table-cell office:value-type="float" office:value="0.000962">
                <text:p>0.0009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">
                <text:p>50</text:p>
              </table:table-cell>
              <table:table-cell office:value-type="float" office:value="0.214785">
                <text:p>0.214785</text:p>
              </table:table-cell>
              <table:table-cell office:value-type="float" office:value="0.001352">
                <text:p>0.0013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0.269429">
                <text:p>0.269429</text:p>
              </table:table-cell>
              <table:table-cell office:value-type="float" office:value="0.00076">
                <text:p>0.000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0.299825">
                <text:p>0.299825</text:p>
              </table:table-cell>
              <table:table-cell office:value-type="float" office:value="0.000486">
                <text:p>0.0004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0">
                <text:p>60</text:p>
              </table:table-cell>
              <table:table-cell office:value-type="float" office:value="0.267595">
                <text:p>0.267595</text:p>
              </table:table-cell>
              <table:table-cell office:value-type="float" office:value="0.001075">
                <text:p>0.0010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">
                <text:p>60</text:p>
              </table:table-cell>
              <table:table-cell office:value-type="float" office:value="0.248209">
                <text:p>0.248209</text:p>
              </table:table-cell>
              <table:table-cell office:value-type="float" office:value="0.001011">
                <text:p>0.0010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">
                <text:p>60</text:p>
              </table:table-cell>
              <table:table-cell office:value-type="float" office:value="0.211465">
                <text:p>0.211465</text:p>
              </table:table-cell>
              <table:table-cell office:value-type="float" office:value="0.000848">
                <text:p>0.0008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">
                <text:p>60</text:p>
              </table:table-cell>
              <table:table-cell office:value-type="float" office:value="0.200558">
                <text:p>0.200558</text:p>
              </table:table-cell>
              <table:table-cell office:value-type="float" office:value="0.000841">
                <text:p>0.0008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0.212044">
                <text:p>0.212044</text:p>
              </table:table-cell>
              <table:table-cell office:value-type="float" office:value="0.000835">
                <text:p>0.0008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0">
                <text:p>70</text:p>
              </table:table-cell>
              <table:table-cell office:value-type="float" office:value="0.206367">
                <text:p>0.206367</text:p>
              </table:table-cell>
              <table:table-cell office:value-type="float" office:value="0.000719">
                <text:p>0.0007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">
                <text:p>70</text:p>
              </table:table-cell>
              <table:table-cell office:value-type="float" office:value="0.739247">
                <text:p>0.739247</text:p>
              </table:table-cell>
              <table:table-cell office:value-type="float" office:value="0.000917">
                <text:p>0.0009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9">
                <text:p>69</text:p>
              </table:table-cell>
              <table:table-cell office:value-type="float" office:value="1.146857">
                <text:p>1.146857</text:p>
              </table:table-cell>
              <table:table-cell office:value-type="float" office:value="0.001193">
                <text:p>0.0011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">
                <text:p>70</text:p>
              </table:table-cell>
              <table:table-cell office:value-type="float" office:value="13.335018">
                <text:p>13.335018</text:p>
              </table:table-cell>
              <table:table-cell office:value-type="float" office:value="0.001646">
                <text:p>0.0016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">
                <text:p>70</text:p>
              </table:table-cell>
              <table:table-cell office:value-type="float" office:value="32.090371">
                <text:p>32.090371</text:p>
              </table:table-cell>
              <table:table-cell office:value-type="float" office:value="0.000855">
                <text:p>0.0008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0">
                <text:p>80</text:p>
              </table:table-cell>
              <table:table-cell office:value-type="float" office:value="36.651153">
                <text:p>36.651153</text:p>
              </table:table-cell>
              <table:table-cell office:value-type="float" office:value="0.003321">
                <text:p>0.0033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0">
                <text:p>80</text:p>
              </table:table-cell>
              <table:table-cell office:value-type="float" office:value="37.988146">
                <text:p>37.988146</text:p>
              </table:table-cell>
              <table:table-cell office:value-type="float" office:value="0.00047">
                <text:p>0.000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">
                <text:p>80</text:p>
              </table:table-cell>
              <table:table-cell office:value-type="float" office:value="37.781936">
                <text:p>37.781936</text:p>
              </table:table-cell>
              <table:table-cell office:value-type="float" office:value="0.00083">
                <text:p>0.000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">
                <text:p>80</text:p>
              </table:table-cell>
              <table:table-cell office:value-type="float" office:value="36.542067">
                <text:p>36.542067</text:p>
              </table:table-cell>
              <table:table-cell office:value-type="float" office:value="0.000902">
                <text:p>0.0009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">
                <text:p>80</text:p>
              </table:table-cell>
              <table:table-cell office:value-type="float" office:value="34.851282">
                <text:p>34.851282</text:p>
              </table:table-cell>
              <table:table-cell office:value-type="float" office:value="0.003366">
                <text:p>0.0033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0">
                <text:p>90</text:p>
              </table:table-cell>
              <table:table-cell office:value-type="float" office:value="32.818453">
                <text:p>32.818453</text:p>
              </table:table-cell>
              <table:table-cell office:value-type="float" office:value="0.00078">
                <text:p>0.000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0">
                <text:p>90</text:p>
              </table:table-cell>
              <table:table-cell office:value-type="float" office:value="34.321718">
                <text:p>34.321718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0">
                <text:p>90</text:p>
              </table:table-cell>
              <table:table-cell office:value-type="float" office:value="30.531477">
                <text:p>30.531477</text:p>
              </table:table-cell>
              <table:table-cell office:value-type="float" office:value="0.000938">
                <text:p>0.0009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">
                <text:p>90</text:p>
              </table:table-cell>
              <table:table-cell office:value-type="float" office:value="32.180371">
                <text:p>32.180371</text:p>
              </table:table-cell>
              <table:table-cell office:value-type="float" office:value="0.001207">
                <text:p>0.0012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9">
                <text:p>89</text:p>
              </table:table-cell>
              <table:table-cell office:value-type="float" office:value="33.633131">
                <text:p>33.633131</text:p>
              </table:table-cell>
              <table:table-cell office:value-type="float" office:value="0.000655">
                <text:p>0.0006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0">
                <text:p>100</text:p>
              </table:table-cell>
              <table:table-cell office:value-type="float" office:value="34.150616">
                <text:p>34.150616</text:p>
              </table:table-cell>
              <table:table-cell office:value-type="float" office:value="0.001015">
                <text:p>0.0010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0">
                <text:p>100</text:p>
              </table:table-cell>
              <table:table-cell office:value-type="float" office:value="30.976142">
                <text:p>30.976142</text:p>
              </table:table-cell>
              <table:table-cell office:value-type="float" office:value="0.000614">
                <text:p>0.0006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">
                <text:p>100</text:p>
              </table:table-cell>
              <table:table-cell office:value-type="float" office:value="30.538852">
                <text:p>30.538852</text:p>
              </table:table-cell>
              <table:table-cell office:value-type="float" office:value="0.000552">
                <text:p>0.0005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30.724692">
                <text:p>30.724692</text:p>
              </table:table-cell>
              <table:table-cell office:value-type="float" office:value="0.000441">
                <text:p>0.0004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1">
                <text:p>101</text:p>
              </table:table-cell>
              <table:table-cell office:value-type="float" office:value="28.99747">
                <text:p>28.99747</text:p>
              </table:table-cell>
              <table:table-cell office:value-type="float" office:value="0.000413">
                <text:p>0.0004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0">
                <text:p>110</text:p>
              </table:table-cell>
              <table:table-cell office:value-type="float" office:value="28.062755">
                <text:p>28.062755</text:p>
              </table:table-cell>
              <table:table-cell office:value-type="float" office:value="0.000364">
                <text:p>0.0003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0">
                <text:p>110</text:p>
              </table:table-cell>
              <table:table-cell office:value-type="float" office:value="29.141206">
                <text:p>29.141206</text:p>
              </table:table-cell>
              <table:table-cell office:value-type="float" office:value="0.000557">
                <text:p>0.0005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0">
                <text:p>110</text:p>
              </table:table-cell>
              <table:table-cell office:value-type="float" office:value="28.234552">
                <text:p>28.234552</text:p>
              </table:table-cell>
              <table:table-cell office:value-type="float" office:value="0.000244">
                <text:p>0.0002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0">
                <text:p>110</text:p>
              </table:table-cell>
              <table:table-cell office:value-type="float" office:value="26.496938">
                <text:p>26.496938</text:p>
              </table:table-cell>
              <table:table-cell office:value-type="float" office:value="0.000385">
                <text:p>0.0003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0">
                <text:p>110</text:p>
              </table:table-cell>
              <table:table-cell office:value-type="float" office:value="29.92098">
                <text:p>29.92098</text:p>
              </table:table-cell>
              <table:table-cell office:value-type="float" office:value="0.000451">
                <text:p>0.0004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0">
                <text:p>120</text:p>
              </table:table-cell>
              <table:table-cell office:value-type="float" office:value="36.431143">
                <text:p>36.431143</text:p>
              </table:table-cell>
              <table:table-cell office:value-type="float" office:value="0.000273">
                <text:p>0.0002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0">
                <text:p>120</text:p>
              </table:table-cell>
              <table:table-cell office:value-type="float" office:value="37.489063">
                <text:p>37.489063</text:p>
              </table:table-cell>
              <table:table-cell office:value-type="float" office:value="0.000301">
                <text:p>0.0003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07cm" svg:y="0.315cm" chart:style-name="ch2">
          <text:p>test 249, 10 to 20 TPS</text:p>
        </chart:title>
        <chart:legend chart:legend-position="end" svg:x="14.398cm" svg:y="4.227cm" style:legend-expansion="high" chart:style-name="ch3"/>
        <chart:plot-area chart:style-name="ch4" table:cell-range-address="test249.B2:test249.B110 test249.F1:test249.F110" chart:data-source-has-labels="both" svg:x="0.32cm" svg:y="1.248cm" svg:width="13.758cm" svg:height="7.572cm">
          <chartooo:coordinate-region svg:x="1.497cm" svg:y="1.248cm" svg:width="12.568cm" svg:height="5.97cm"/>
          <chart:axis chart:dimension="x" chart:name="primary-x" chart:style-name="ch5" chartooo:axis-type="auto">
            <chartooo:date-scale/>
            <chart:categories table:cell-range-address="test249.B2:test249.B1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est249.F2:test249.F110" chart:label-cell-address="test249.F1:test249.F1" chart:class="chart:bar">
            <chart:data-point chart:repeated="5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test249.F1:test249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7:19:34</text:p>
                <draw:g>
                  <svg:desc>test249.B2:test249.B110</svg:desc>
                </draw:g>
              </table:table-cell>
              <table:table-cell office:value-type="float" office:value="10122">
                <text:p>10122</text:p>
                <draw:g>
                  <svg:desc>test249.F2:test249.F110</svg:desc>
                </draw:g>
              </table:table-cell>
            </table:table-row>
            <table:table-row>
              <table:table-cell office:value-type="string">
                <text:p>17:19:35</text:p>
              </table:table-cell>
              <table:table-cell office:value-type="float" office:value="28979">
                <text:p>28979</text:p>
              </table:table-cell>
            </table:table-row>
            <table:table-row>
              <table:table-cell office:value-type="string">
                <text:p>17:19:36</text:p>
              </table:table-cell>
              <table:table-cell office:value-type="float" office:value="31068">
                <text:p>31068</text:p>
              </table:table-cell>
            </table:table-row>
            <table:table-row>
              <table:table-cell office:value-type="string">
                <text:p>17:19:37</text:p>
              </table:table-cell>
              <table:table-cell office:value-type="float" office:value="13468">
                <text:p>13468</text:p>
              </table:table-cell>
            </table:table-row>
            <table:table-row>
              <table:table-cell office:value-type="string">
                <text:p>17:19:38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string">
                <text:p>17:19:39</text:p>
              </table:table-cell>
              <table:table-cell office:value-type="float" office:value="17364">
                <text:p>17364</text:p>
              </table:table-cell>
            </table:table-row>
            <table:table-row>
              <table:table-cell office:value-type="string">
                <text:p>17:19:40</text:p>
              </table:table-cell>
              <table:table-cell office:value-type="float" office:value="29419">
                <text:p>29419</text:p>
              </table:table-cell>
            </table:table-row>
            <table:table-row>
              <table:table-cell office:value-type="string">
                <text:p>17:19:41</text:p>
              </table:table-cell>
              <table:table-cell office:value-type="float" office:value="31564">
                <text:p>31564</text:p>
              </table:table-cell>
            </table:table-row>
            <table:table-row>
              <table:table-cell office:value-type="string">
                <text:p>17:19:42</text:p>
              </table:table-cell>
              <table:table-cell office:value-type="float" office:value="59612">
                <text:p>59612</text:p>
              </table:table-cell>
            </table:table-row>
            <table:table-row>
              <table:table-cell office:value-type="string">
                <text:p>17:19:43</text:p>
              </table:table-cell>
              <table:table-cell office:value-type="float" office:value="58069">
                <text:p>58069</text:p>
              </table:table-cell>
            </table:table-row>
            <table:table-row>
              <table:table-cell office:value-type="string">
                <text:p>17:19:44</text:p>
              </table:table-cell>
              <table:table-cell office:value-type="float" office:value="28240">
                <text:p>28240</text:p>
              </table:table-cell>
            </table:table-row>
            <table:table-row>
              <table:table-cell office:value-type="string">
                <text:p>17:19:45</text:p>
              </table:table-cell>
              <table:table-cell office:value-type="float" office:value="48593">
                <text:p>48593</text:p>
              </table:table-cell>
            </table:table-row>
            <table:table-row>
              <table:table-cell office:value-type="string">
                <text:p>17:19:46</text:p>
              </table:table-cell>
              <table:table-cell office:value-type="float" office:value="46578">
                <text:p>46578</text:p>
              </table:table-cell>
            </table:table-row>
            <table:table-row>
              <table:table-cell office:value-type="string">
                <text:p>17:19:47</text:p>
              </table:table-cell>
              <table:table-cell office:value-type="float" office:value="30890">
                <text:p>30890</text:p>
              </table:table-cell>
            </table:table-row>
            <table:table-row>
              <table:table-cell office:value-type="string">
                <text:p>17:19:48</text:p>
              </table:table-cell>
              <table:table-cell office:value-type="float" office:value="37021">
                <text:p>37021</text:p>
              </table:table-cell>
            </table:table-row>
            <table:table-row>
              <table:table-cell office:value-type="string">
                <text:p>17:19:49</text:p>
              </table:table-cell>
              <table:table-cell office:value-type="float" office:value="47469">
                <text:p>47469</text:p>
              </table:table-cell>
            </table:table-row>
            <table:table-row>
              <table:table-cell office:value-type="string">
                <text:p>17:19:50</text:p>
              </table:table-cell>
              <table:table-cell office:value-type="float" office:value="37608">
                <text:p>37608</text:p>
              </table:table-cell>
            </table:table-row>
            <table:table-row>
              <table:table-cell office:value-type="string">
                <text:p>17:19:51</text:p>
              </table:table-cell>
              <table:table-cell office:value-type="float" office:value="47996">
                <text:p>47996</text:p>
              </table:table-cell>
            </table:table-row>
            <table:table-row>
              <table:table-cell office:value-type="string">
                <text:p>17:19:52</text:p>
              </table:table-cell>
              <table:table-cell office:value-type="float" office:value="46016">
                <text:p>46016</text:p>
              </table:table-cell>
            </table:table-row>
            <table:table-row>
              <table:table-cell office:value-type="string">
                <text:p>17:19:53</text:p>
              </table:table-cell>
              <table:table-cell office:value-type="float" office:value="26154">
                <text:p>26154</text:p>
              </table:table-cell>
            </table:table-row>
            <table:table-row>
              <table:table-cell office:value-type="string">
                <text:p>17:19:54</text:p>
              </table:table-cell>
              <table:table-cell office:value-type="float" office:value="36995">
                <text:p>36995</text:p>
              </table:table-cell>
            </table:table-row>
            <table:table-row>
              <table:table-cell office:value-type="string">
                <text:p>17:19:55</text:p>
              </table:table-cell>
              <table:table-cell office:value-type="float" office:value="34087">
                <text:p>34087</text:p>
              </table:table-cell>
            </table:table-row>
            <table:table-row>
              <table:table-cell office:value-type="string">
                <text:p>17:19:56</text:p>
              </table:table-cell>
              <table:table-cell office:value-type="float" office:value="32809">
                <text:p>32809</text:p>
              </table:table-cell>
            </table:table-row>
            <table:table-row>
              <table:table-cell office:value-type="string">
                <text:p>17:19:57</text:p>
              </table:table-cell>
              <table:table-cell office:value-type="float" office:value="49294">
                <text:p>49294</text:p>
              </table:table-cell>
            </table:table-row>
            <table:table-row>
              <table:table-cell office:value-type="string">
                <text:p>17:19:58</text:p>
              </table:table-cell>
              <table:table-cell office:value-type="float" office:value="30730">
                <text:p>30730</text:p>
              </table:table-cell>
            </table:table-row>
            <table:table-row>
              <table:table-cell office:value-type="string">
                <text:p>17:19:59</text:p>
              </table:table-cell>
              <table:table-cell office:value-type="float" office:value="23153">
                <text:p>23153</text:p>
              </table:table-cell>
            </table:table-row>
            <table:table-row>
              <table:table-cell office:value-type="string">
                <text:p>17:20:00</text:p>
              </table:table-cell>
              <table:table-cell office:value-type="float" office:value="34984">
                <text:p>34984</text:p>
              </table:table-cell>
            </table:table-row>
            <table:table-row>
              <table:table-cell office:value-type="string">
                <text:p>17:20:01</text:p>
              </table:table-cell>
              <table:table-cell office:value-type="float" office:value="34353">
                <text:p>34353</text:p>
              </table:table-cell>
            </table:table-row>
            <table:table-row>
              <table:table-cell office:value-type="string">
                <text:p>17:20:02</text:p>
              </table:table-cell>
              <table:table-cell office:value-type="float" office:value="30861">
                <text:p>30861</text:p>
              </table:table-cell>
            </table:table-row>
            <table:table-row>
              <table:table-cell office:value-type="string">
                <text:p>17:20:03</text:p>
              </table:table-cell>
              <table:table-cell office:value-type="float" office:value="34188">
                <text:p>34188</text:p>
              </table:table-cell>
            </table:table-row>
            <table:table-row>
              <table:table-cell office:value-type="string">
                <text:p>17:20:04</text:p>
              </table:table-cell>
              <table:table-cell office:value-type="float" office:value="34652">
                <text:p>34652</text:p>
              </table:table-cell>
            </table:table-row>
            <table:table-row>
              <table:table-cell office:value-type="string">
                <text:p>17:20:05</text:p>
              </table:table-cell>
              <table:table-cell office:value-type="float" office:value="29281">
                <text:p>29281</text:p>
              </table:table-cell>
            </table:table-row>
            <table:table-row>
              <table:table-cell office:value-type="string">
                <text:p>17:20:06</text:p>
              </table:table-cell>
              <table:table-cell office:value-type="float" office:value="35101">
                <text:p>35101</text:p>
              </table:table-cell>
            </table:table-row>
            <table:table-row>
              <table:table-cell office:value-type="string">
                <text:p>17:20:07</text:p>
              </table:table-cell>
              <table:table-cell office:value-type="float" office:value="40101">
                <text:p>40101</text:p>
              </table:table-cell>
            </table:table-row>
            <table:table-row>
              <table:table-cell office:value-type="string">
                <text:p>17:20:08</text:p>
              </table:table-cell>
              <table:table-cell office:value-type="float" office:value="42156">
                <text:p>42156</text:p>
              </table:table-cell>
            </table:table-row>
            <table:table-row>
              <table:table-cell office:value-type="string">
                <text:p>17:20:09</text:p>
              </table:table-cell>
              <table:table-cell office:value-type="float" office:value="22906">
                <text:p>22906</text:p>
              </table:table-cell>
            </table:table-row>
            <table:table-row>
              <table:table-cell office:value-type="string">
                <text:p>17:20:10</text:p>
              </table:table-cell>
              <table:table-cell office:value-type="float" office:value="14856">
                <text:p>14856</text:p>
              </table:table-cell>
            </table:table-row>
            <table:table-row>
              <table:table-cell office:value-type="string">
                <text:p>17:20:11</text:p>
              </table:table-cell>
              <table:table-cell office:value-type="float" office:value="7220">
                <text:p>7220</text:p>
              </table:table-cell>
            </table:table-row>
            <table:table-row>
              <table:table-cell office:value-type="string">
                <text:p>17:20:12</text:p>
              </table:table-cell>
              <table:table-cell office:value-type="float" office:value="12627">
                <text:p>12627</text:p>
              </table:table-cell>
            </table:table-row>
            <table:table-row>
              <table:table-cell office:value-type="string">
                <text:p>17:20:13</text:p>
              </table:table-cell>
              <table:table-cell office:value-type="float" office:value="9762">
                <text:p>9762</text:p>
              </table:table-cell>
            </table:table-row>
            <table:table-row>
              <table:table-cell office:value-type="string">
                <text:p>17:20:14</text:p>
              </table:table-cell>
              <table:table-cell office:value-type="float" office:value="11574">
                <text:p>11574</text:p>
              </table:table-cell>
            </table:table-row>
            <table:table-row>
              <table:table-cell office:value-type="string">
                <text:p>17:20:15</text:p>
              </table:table-cell>
              <table:table-cell office:value-type="float" office:value="12710">
                <text:p>12710</text:p>
              </table:table-cell>
            </table:table-row>
            <table:table-row>
              <table:table-cell office:value-type="string">
                <text:p>17:20:16</text:p>
              </table:table-cell>
              <table:table-cell office:value-type="float" office:value="15965">
                <text:p>15965</text:p>
              </table:table-cell>
            </table:table-row>
            <table:table-row>
              <table:table-cell office:value-type="string">
                <text:p>17:20:17</text:p>
              </table:table-cell>
              <table:table-cell office:value-type="float" office:value="16504">
                <text:p>16504</text:p>
              </table:table-cell>
            </table:table-row>
            <table:table-row>
              <table:table-cell office:value-type="string">
                <text:p>17:20:18</text:p>
              </table:table-cell>
              <table:table-cell office:value-type="float" office:value="12651">
                <text:p>12651</text:p>
              </table:table-cell>
            </table:table-row>
            <table:table-row>
              <table:table-cell office:value-type="string">
                <text:p>17:20:19</text:p>
              </table:table-cell>
              <table:table-cell office:value-type="float" office:value="8773">
                <text:p>8773</text:p>
              </table:table-cell>
            </table:table-row>
            <table:table-row>
              <table:table-cell office:value-type="string">
                <text:p>17:20:20</text:p>
              </table:table-cell>
              <table:table-cell office:value-type="float" office:value="9124">
                <text:p>9124</text:p>
              </table:table-cell>
            </table:table-row>
            <table:table-row>
              <table:table-cell office:value-type="string">
                <text:p>17:20:21</text:p>
              </table:table-cell>
              <table:table-cell office:value-type="float" office:value="10857">
                <text:p>10857</text:p>
              </table:table-cell>
            </table:table-row>
            <table:table-row>
              <table:table-cell office:value-type="string">
                <text:p>17:20:22</text:p>
              </table:table-cell>
              <table:table-cell office:value-type="float" office:value="11819">
                <text:p>11819</text:p>
              </table:table-cell>
            </table:table-row>
            <table:table-row>
              <table:table-cell office:value-type="string">
                <text:p>17:20:23</text:p>
              </table:table-cell>
              <table:table-cell office:value-type="float" office:value="9089">
                <text:p>9089</text:p>
              </table:table-cell>
            </table:table-row>
            <table:table-row>
              <table:table-cell office:value-type="string">
                <text:p>17:20:24</text:p>
              </table:table-cell>
              <table:table-cell office:value-type="float" office:value="8994">
                <text:p>8994</text:p>
              </table:table-cell>
            </table:table-row>
            <table:table-row>
              <table:table-cell office:value-type="string">
                <text:p>17:20:25</text:p>
              </table:table-cell>
              <table:table-cell office:value-type="float" office:value="9555">
                <text:p>9555</text:p>
              </table:table-cell>
            </table:table-row>
            <table:table-row>
              <table:table-cell office:value-type="string">
                <text:p>17:20:26</text:p>
              </table:table-cell>
              <table:table-cell office:value-type="float" office:value="11625">
                <text:p>11625</text:p>
              </table:table-cell>
            </table:table-row>
            <table:table-row>
              <table:table-cell office:value-type="string">
                <text:p>17:20:27</text:p>
              </table:table-cell>
              <table:table-cell office:value-type="float" office:value="6571">
                <text:p>6571</text:p>
              </table:table-cell>
            </table:table-row>
            <table:table-row>
              <table:table-cell office:value-type="string">
                <text:p>17:20:28</text:p>
              </table:table-cell>
              <table:table-cell office:value-type="float" office:value="7073">
                <text:p>7073</text:p>
              </table:table-cell>
            </table:table-row>
            <table:table-row>
              <table:table-cell office:value-type="string">
                <text:p>17:20:29</text:p>
              </table:table-cell>
              <table:table-cell office:value-type="float" office:value="9847">
                <text:p>9847</text:p>
              </table:table-cell>
            </table:table-row>
            <table:table-row>
              <table:table-cell office:value-type="string">
                <text:p>17:20:30</text:p>
              </table:table-cell>
              <table:table-cell office:value-type="float" office:value="8740">
                <text:p>8740</text:p>
              </table:table-cell>
            </table:table-row>
            <table:table-row>
              <table:table-cell office:value-type="string">
                <text:p>17:20:31</text:p>
              </table:table-cell>
              <table:table-cell office:value-type="float" office:value="8398">
                <text:p>83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708cm" svg:height="9cm" xlink:href=".." xlink:type="simple" chart:class="chart:bar" chart:style-name="ch1">
        <chart:title svg:x="6.061cm" svg:y="0.315cm" chart:style-name="ch2">
          <text:p>test 249, 10 to 20 TPS</text:p>
        </chart:title>
        <chart:legend chart:legend-position="end" svg:x="14.074cm" svg:y="4.227cm" style:legend-expansion="high" chart:style-name="ch3"/>
        <chart:plot-area chart:style-name="ch4" table:cell-range-address="test249.B2:test249.B110 test249.G1:test249.G110" chart:data-source-has-labels="both" svg:x="0.334cm" svg:y="1.248cm" svg:width="13.406cm" svg:height="7.572cm">
          <chartooo:coordinate-region svg:x="0.958cm" svg:y="1.248cm" svg:width="12.446cm" svg:height="5.969cm"/>
          <chart:axis chart:dimension="x" chart:name="primary-x" chart:style-name="ch5" chartooo:axis-type="auto">
            <chartooo:date-scale/>
            <chart:categories table:cell-range-address="test249.B2:test249.B1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est249.G2:test249.G110" chart:label-cell-address="test249.G1:test249.G1" chart:class="chart:bar">
            <chart:data-point chart:repeated="5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test249.G1:test249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7:19:34</text:p>
                <draw:g>
                  <svg:desc>test249.B2:test249.B110</svg:desc>
                </draw:g>
              </table:table-cell>
              <table:table-cell office:value-type="float" office:value="2">
                <text:p>2</text:p>
                <draw:g>
                  <svg:desc>test249.G2:test249.G110</svg:desc>
                </draw:g>
              </table:table-cell>
            </table:table-row>
            <table:table-row>
              <table:table-cell office:value-type="string">
                <text:p>17:19: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:19: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:19: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:19: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:19: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:19: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:19: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:19: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:19: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:19: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:19:4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:19:4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:19:4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:19: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:19:4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:19: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:19:5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:19:5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:19: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:19:5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:19:5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19:5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19:5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19:5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:19:5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:20: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:20: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:20: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:20:0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:20:0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:20:0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:20:0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:20:0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:20:0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:20:0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:20:1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:20:1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:20:1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:20:1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:20:1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:20:1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:20:1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:20:1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:20: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:20:1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7:20: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:20: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:20: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:20: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:20:2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7:20:2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7:20:2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7:20:2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7:20:2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7:20:2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7:20:3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7:20:31</text:p>
              </table:table-cell>
              <table:table-cell office:value-type="float" office:value="120">
                <text:p>1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07cm" svg:y="0.315cm" chart:style-name="ch2">
          <text:p>test 249, 10 to 20 TPS</text:p>
        </chart:title>
        <chart:legend chart:legend-position="end" svg:x="14.001cm" svg:y="4.005cm" style:legend-expansion="high" chart:style-name="ch3"/>
        <chart:plot-area chart:style-name="ch4" table:cell-range-address="test249.B1:test249.D110" chart:data-source-has-labels="both" svg:x="0.32cm" svg:y="1.248cm" svg:width="13.361cm" svg:height="7.572cm">
          <chartooo:coordinate-region svg:x="0.944cm" svg:y="1.248cm" svg:width="12.4cm" svg:height="5.97cm"/>
          <chart:axis chart:dimension="x" chart:name="primary-x" chart:style-name="ch5" chartooo:axis-type="auto">
            <chartooo:date-scale/>
            <chart:categories table:cell-range-address="test249.B2:test249.B1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est249.C2:test249.C110" chart:label-cell-address="test249.C1:test249.C1" chart:class="chart:bar">
            <chart:data-point chart:repeated="58"/>
          </chart:series>
          <chart:series chart:style-name="ch9" chart:values-cell-range-address="test249.D2:test249.D110" chart:label-cell-address="test249.D1:test249.D1" chart:class="chart:bar">
            <chart:data-point chart:repeated="5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249.C1:test249.C1</svg:desc>
                </draw:g>
              </table:table-cell>
              <table:table-cell office:value-type="string">
                <text:p>xfertime</text:p>
                <draw:g>
                  <svg:desc>test249.D1:test249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7:19:34</text:p>
                <draw:g>
                  <svg:desc>test249.B2:test249.B110</svg:desc>
                </draw:g>
              </table:table-cell>
              <table:table-cell office:value-type="float" office:value="0.742854">
                <text:p>0.742854</text:p>
                <draw:g>
                  <svg:desc>test249.C2:test249.C110</svg:desc>
                </draw:g>
              </table:table-cell>
              <table:table-cell office:value-type="float" office:value="0.000393">
                <text:p>0.000393</text:p>
                <draw:g>
                  <svg:desc>test249.D2:test249.D110</svg:desc>
                </draw:g>
              </table:table-cell>
            </table:table-row>
            <table:table-row>
              <table:table-cell office:value-type="string">
                <text:p>17:19:35</text:p>
              </table:table-cell>
              <table:table-cell office:value-type="float" office:value="0.457241">
                <text:p>0.457241</text:p>
              </table:table-cell>
              <table:table-cell office:value-type="float" office:value="0.000358">
                <text:p>0.000358</text:p>
              </table:table-cell>
            </table:table-row>
            <table:table-row>
              <table:table-cell office:value-type="string">
                <text:p>17:19:36</text:p>
              </table:table-cell>
              <table:table-cell office:value-type="float" office:value="0.303494">
                <text:p>0.303494</text:p>
              </table:table-cell>
              <table:table-cell office:value-type="float" office:value="0.000402">
                <text:p>0.000402</text:p>
              </table:table-cell>
            </table:table-row>
            <table:table-row>
              <table:table-cell office:value-type="string">
                <text:p>17:19:37</text:p>
              </table:table-cell>
              <table:table-cell office:value-type="float" office:value="0.017238">
                <text:p>0.017238</text:p>
              </table:table-cell>
              <table:table-cell office:value-type="float" office:value="0.000313">
                <text:p>0.000313</text:p>
              </table:table-cell>
            </table:table-row>
            <table:table-row>
              <table:table-cell office:value-type="string">
                <text:p>17:19:38</text:p>
              </table:table-cell>
              <table:table-cell office:value-type="float" office:value="0.001292">
                <text:p>0.001292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17:19:39</text:p>
              </table:table-cell>
              <table:table-cell office:value-type="float" office:value="0.31266">
                <text:p>0.31266</text:p>
              </table:table-cell>
              <table:table-cell office:value-type="float" office:value="0.000202">
                <text:p>0.000202</text:p>
              </table:table-cell>
            </table:table-row>
            <table:table-row>
              <table:table-cell office:value-type="string">
                <text:p>17:19:40</text:p>
              </table:table-cell>
              <table:table-cell office:value-type="float" office:value="0.667736">
                <text:p>0.667736</text:p>
              </table:table-cell>
              <table:table-cell office:value-type="float" office:value="0.000471">
                <text:p>0.000471</text:p>
              </table:table-cell>
            </table:table-row>
            <table:table-row>
              <table:table-cell office:value-type="string">
                <text:p>17:19:41</text:p>
              </table:table-cell>
              <table:table-cell office:value-type="float" office:value="0.618645">
                <text:p>0.618645</text:p>
              </table:table-cell>
              <table:table-cell office:value-type="float" office:value="0.000858">
                <text:p>0.000858</text:p>
              </table:table-cell>
            </table:table-row>
            <table:table-row>
              <table:table-cell office:value-type="string">
                <text:p>17:19:42</text:p>
              </table:table-cell>
              <table:table-cell office:value-type="float" office:value="0.410553">
                <text:p>0.410553</text:p>
              </table:table-cell>
              <table:table-cell office:value-type="float" office:value="0.00189">
                <text:p>0.00189</text:p>
              </table:table-cell>
            </table:table-row>
            <table:table-row>
              <table:table-cell office:value-type="string">
                <text:p>17:19:43</text:p>
              </table:table-cell>
              <table:table-cell office:value-type="float" office:value="0.413547">
                <text:p>0.413547</text:p>
              </table:table-cell>
              <table:table-cell office:value-type="float" office:value="0.00171">
                <text:p>0.00171</text:p>
              </table:table-cell>
            </table:table-row>
            <table:table-row>
              <table:table-cell office:value-type="string">
                <text:p>17:19:44</text:p>
              </table:table-cell>
              <table:table-cell office:value-type="float" office:value="0.26861">
                <text:p>0.26861</text:p>
              </table:table-cell>
              <table:table-cell office:value-type="float" office:value="0.000531">
                <text:p>0.000531</text:p>
              </table:table-cell>
            </table:table-row>
            <table:table-row>
              <table:table-cell office:value-type="string">
                <text:p>17:19:45</text:p>
              </table:table-cell>
              <table:table-cell office:value-type="float" office:value="0.481968">
                <text:p>0.481968</text:p>
              </table:table-cell>
              <table:table-cell office:value-type="float" office:value="0.00141">
                <text:p>0.00141</text:p>
              </table:table-cell>
            </table:table-row>
            <table:table-row>
              <table:table-cell office:value-type="string">
                <text:p>17:19:46</text:p>
              </table:table-cell>
              <table:table-cell office:value-type="float" office:value="0.207297">
                <text:p>0.207297</text:p>
              </table:table-cell>
              <table:table-cell office:value-type="float" office:value="0.001333">
                <text:p>0.001333</text:p>
              </table:table-cell>
            </table:table-row>
            <table:table-row>
              <table:table-cell office:value-type="string">
                <text:p>17:19:47</text:p>
              </table:table-cell>
              <table:table-cell office:value-type="float" office:value="0.158191">
                <text:p>0.158191</text:p>
              </table:table-cell>
              <table:table-cell office:value-type="float" office:value="0.001107">
                <text:p>0.001107</text:p>
              </table:table-cell>
            </table:table-row>
            <table:table-row>
              <table:table-cell office:value-type="string">
                <text:p>17:19:48</text:p>
              </table:table-cell>
              <table:table-cell office:value-type="float" office:value="0.161038">
                <text:p>0.161038</text:p>
              </table:table-cell>
              <table:table-cell office:value-type="float" office:value="0.000959">
                <text:p>0.000959</text:p>
              </table:table-cell>
            </table:table-row>
            <table:table-row>
              <table:table-cell office:value-type="string">
                <text:p>17:19:49</text:p>
              </table:table-cell>
              <table:table-cell office:value-type="float" office:value="0.142594">
                <text:p>0.142594</text:p>
              </table:table-cell>
              <table:table-cell office:value-type="float" office:value="0.000972">
                <text:p>0.000972</text:p>
              </table:table-cell>
            </table:table-row>
            <table:table-row>
              <table:table-cell office:value-type="string">
                <text:p>17:19:50</text:p>
              </table:table-cell>
              <table:table-cell office:value-type="float" office:value="0.297473">
                <text:p>0.297473</text:p>
              </table:table-cell>
              <table:table-cell office:value-type="float" office:value="0.001094">
                <text:p>0.001094</text:p>
              </table:table-cell>
            </table:table-row>
            <table:table-row>
              <table:table-cell office:value-type="string">
                <text:p>17:19:51</text:p>
              </table:table-cell>
              <table:table-cell office:value-type="float" office:value="0.210953">
                <text:p>0.210953</text:p>
              </table:table-cell>
              <table:table-cell office:value-type="float" office:value="0.001453">
                <text:p>0.001453</text:p>
              </table:table-cell>
            </table:table-row>
            <table:table-row>
              <table:table-cell office:value-type="string">
                <text:p>17:19:52</text:p>
              </table:table-cell>
              <table:table-cell office:value-type="float" office:value="0.251245">
                <text:p>0.251245</text:p>
              </table:table-cell>
              <table:table-cell office:value-type="float" office:value="0.001226">
                <text:p>0.001226</text:p>
              </table:table-cell>
            </table:table-row>
            <table:table-row>
              <table:table-cell office:value-type="string">
                <text:p>17:19:53</text:p>
              </table:table-cell>
              <table:table-cell office:value-type="float" office:value="0.2167">
                <text:p>0.2167</text:p>
              </table:table-cell>
              <table:table-cell office:value-type="float" office:value="0.000541">
                <text:p>0.000541</text:p>
              </table:table-cell>
            </table:table-row>
            <table:table-row>
              <table:table-cell office:value-type="string">
                <text:p>17:19:54</text:p>
              </table:table-cell>
              <table:table-cell office:value-type="float" office:value="0.236986">
                <text:p>0.236986</text:p>
              </table:table-cell>
              <table:table-cell office:value-type="float" office:value="0.000648">
                <text:p>0.000648</text:p>
              </table:table-cell>
            </table:table-row>
            <table:table-row>
              <table:table-cell office:value-type="string">
                <text:p>17:19:55</text:p>
              </table:table-cell>
              <table:table-cell office:value-type="float" office:value="0.224213">
                <text:p>0.224213</text:p>
              </table:table-cell>
              <table:table-cell office:value-type="float" office:value="0.000838">
                <text:p>0.000838</text:p>
              </table:table-cell>
            </table:table-row>
            <table:table-row>
              <table:table-cell office:value-type="string">
                <text:p>17:19:56</text:p>
              </table:table-cell>
              <table:table-cell office:value-type="float" office:value="0.284078">
                <text:p>0.284078</text:p>
              </table:table-cell>
              <table:table-cell office:value-type="float" office:value="0.000962">
                <text:p>0.000962</text:p>
              </table:table-cell>
            </table:table-row>
            <table:table-row>
              <table:table-cell office:value-type="string">
                <text:p>17:19:57</text:p>
              </table:table-cell>
              <table:table-cell office:value-type="float" office:value="0.214785">
                <text:p>0.214785</text:p>
              </table:table-cell>
              <table:table-cell office:value-type="float" office:value="0.001352">
                <text:p>0.001352</text:p>
              </table:table-cell>
            </table:table-row>
            <table:table-row>
              <table:table-cell office:value-type="string">
                <text:p>17:19:58</text:p>
              </table:table-cell>
              <table:table-cell office:value-type="float" office:value="0.269429">
                <text:p>0.269429</text:p>
              </table:table-cell>
              <table:table-cell office:value-type="float" office:value="0.00076">
                <text:p>0.00076</text:p>
              </table:table-cell>
            </table:table-row>
            <table:table-row>
              <table:table-cell office:value-type="string">
                <text:p>17:19:59</text:p>
              </table:table-cell>
              <table:table-cell office:value-type="float" office:value="0.299825">
                <text:p>0.299825</text:p>
              </table:table-cell>
              <table:table-cell office:value-type="float" office:value="0.000486">
                <text:p>0.000486</text:p>
              </table:table-cell>
            </table:table-row>
            <table:table-row>
              <table:table-cell office:value-type="string">
                <text:p>17:20:00</text:p>
              </table:table-cell>
              <table:table-cell office:value-type="float" office:value="0.267595">
                <text:p>0.267595</text:p>
              </table:table-cell>
              <table:table-cell office:value-type="float" office:value="0.001075">
                <text:p>0.001075</text:p>
              </table:table-cell>
            </table:table-row>
            <table:table-row>
              <table:table-cell office:value-type="string">
                <text:p>17:20:01</text:p>
              </table:table-cell>
              <table:table-cell office:value-type="float" office:value="0.248209">
                <text:p>0.248209</text:p>
              </table:table-cell>
              <table:table-cell office:value-type="float" office:value="0.001011">
                <text:p>0.001011</text:p>
              </table:table-cell>
            </table:table-row>
            <table:table-row>
              <table:table-cell office:value-type="string">
                <text:p>17:20:02</text:p>
              </table:table-cell>
              <table:table-cell office:value-type="float" office:value="0.211465">
                <text:p>0.211465</text:p>
              </table:table-cell>
              <table:table-cell office:value-type="float" office:value="0.000848">
                <text:p>0.000848</text:p>
              </table:table-cell>
            </table:table-row>
            <table:table-row>
              <table:table-cell office:value-type="string">
                <text:p>17:20:03</text:p>
              </table:table-cell>
              <table:table-cell office:value-type="float" office:value="0.200558">
                <text:p>0.200558</text:p>
              </table:table-cell>
              <table:table-cell office:value-type="float" office:value="0.000841">
                <text:p>0.000841</text:p>
              </table:table-cell>
            </table:table-row>
            <table:table-row>
              <table:table-cell office:value-type="string">
                <text:p>17:20:04</text:p>
              </table:table-cell>
              <table:table-cell office:value-type="float" office:value="0.212044">
                <text:p>0.212044</text:p>
              </table:table-cell>
              <table:table-cell office:value-type="float" office:value="0.000835">
                <text:p>0.000835</text:p>
              </table:table-cell>
            </table:table-row>
            <table:table-row>
              <table:table-cell office:value-type="string">
                <text:p>17:20:05</text:p>
              </table:table-cell>
              <table:table-cell office:value-type="float" office:value="0.206367">
                <text:p>0.206367</text:p>
              </table:table-cell>
              <table:table-cell office:value-type="float" office:value="0.000719">
                <text:p>0.000719</text:p>
              </table:table-cell>
            </table:table-row>
            <table:table-row>
              <table:table-cell office:value-type="string">
                <text:p>17:20:06</text:p>
              </table:table-cell>
              <table:table-cell office:value-type="float" office:value="0.739247">
                <text:p>0.739247</text:p>
              </table:table-cell>
              <table:table-cell office:value-type="float" office:value="0.000917">
                <text:p>0.000917</text:p>
              </table:table-cell>
            </table:table-row>
            <table:table-row>
              <table:table-cell office:value-type="string">
                <text:p>17:20:07</text:p>
              </table:table-cell>
              <table:table-cell office:value-type="float" office:value="1.146857">
                <text:p>1.146857</text:p>
              </table:table-cell>
              <table:table-cell office:value-type="float" office:value="0.001193">
                <text:p>0.001193</text:p>
              </table:table-cell>
            </table:table-row>
            <table:table-row>
              <table:table-cell office:value-type="string">
                <text:p>17:20:08</text:p>
              </table:table-cell>
              <table:table-cell office:value-type="float" office:value="13.335018">
                <text:p>13.335018</text:p>
              </table:table-cell>
              <table:table-cell office:value-type="float" office:value="0.001646">
                <text:p>0.001646</text:p>
              </table:table-cell>
            </table:table-row>
            <table:table-row>
              <table:table-cell office:value-type="string">
                <text:p>17:20:09</text:p>
              </table:table-cell>
              <table:table-cell office:value-type="float" office:value="32.090371">
                <text:p>32.090371</text:p>
              </table:table-cell>
              <table:table-cell office:value-type="float" office:value="0.000855">
                <text:p>0.000855</text:p>
              </table:table-cell>
            </table:table-row>
            <table:table-row>
              <table:table-cell office:value-type="string">
                <text:p>17:20:10</text:p>
              </table:table-cell>
              <table:table-cell office:value-type="float" office:value="36.651153">
                <text:p>36.651153</text:p>
              </table:table-cell>
              <table:table-cell office:value-type="float" office:value="0.003321">
                <text:p>0.003321</text:p>
              </table:table-cell>
            </table:table-row>
            <table:table-row>
              <table:table-cell office:value-type="string">
                <text:p>17:20:11</text:p>
              </table:table-cell>
              <table:table-cell office:value-type="float" office:value="37.988146">
                <text:p>37.988146</text:p>
              </table:table-cell>
              <table:table-cell office:value-type="float" office:value="0.00047">
                <text:p>0.00047</text:p>
              </table:table-cell>
            </table:table-row>
            <table:table-row>
              <table:table-cell office:value-type="string">
                <text:p>17:20:12</text:p>
              </table:table-cell>
              <table:table-cell office:value-type="float" office:value="37.781936">
                <text:p>37.781936</text:p>
              </table:table-cell>
              <table:table-cell office:value-type="float" office:value="0.00083">
                <text:p>0.00083</text:p>
              </table:table-cell>
            </table:table-row>
            <table:table-row>
              <table:table-cell office:value-type="string">
                <text:p>17:20:13</text:p>
              </table:table-cell>
              <table:table-cell office:value-type="float" office:value="36.542067">
                <text:p>36.542067</text:p>
              </table:table-cell>
              <table:table-cell office:value-type="float" office:value="0.000902">
                <text:p>0.000902</text:p>
              </table:table-cell>
            </table:table-row>
            <table:table-row>
              <table:table-cell office:value-type="string">
                <text:p>17:20:14</text:p>
              </table:table-cell>
              <table:table-cell office:value-type="float" office:value="34.851282">
                <text:p>34.851282</text:p>
              </table:table-cell>
              <table:table-cell office:value-type="float" office:value="0.003366">
                <text:p>0.003366</text:p>
              </table:table-cell>
            </table:table-row>
            <table:table-row>
              <table:table-cell office:value-type="string">
                <text:p>17:20:15</text:p>
              </table:table-cell>
              <table:table-cell office:value-type="float" office:value="32.818453">
                <text:p>32.818453</text:p>
              </table:table-cell>
              <table:table-cell office:value-type="float" office:value="0.00078">
                <text:p>0.00078</text:p>
              </table:table-cell>
            </table:table-row>
            <table:table-row>
              <table:table-cell office:value-type="string">
                <text:p>17:20:16</text:p>
              </table:table-cell>
              <table:table-cell office:value-type="float" office:value="34.321718">
                <text:p>34.321718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string">
                <text:p>17:20:17</text:p>
              </table:table-cell>
              <table:table-cell office:value-type="float" office:value="30.531477">
                <text:p>30.531477</text:p>
              </table:table-cell>
              <table:table-cell office:value-type="float" office:value="0.000938">
                <text:p>0.000938</text:p>
              </table:table-cell>
            </table:table-row>
            <table:table-row>
              <table:table-cell office:value-type="string">
                <text:p>17:20:18</text:p>
              </table:table-cell>
              <table:table-cell office:value-type="float" office:value="32.180371">
                <text:p>32.180371</text:p>
              </table:table-cell>
              <table:table-cell office:value-type="float" office:value="0.001207">
                <text:p>0.001207</text:p>
              </table:table-cell>
            </table:table-row>
            <table:table-row>
              <table:table-cell office:value-type="string">
                <text:p>17:20:19</text:p>
              </table:table-cell>
              <table:table-cell office:value-type="float" office:value="33.633131">
                <text:p>33.633131</text:p>
              </table:table-cell>
              <table:table-cell office:value-type="float" office:value="0.000655">
                <text:p>0.000655</text:p>
              </table:table-cell>
            </table:table-row>
            <table:table-row>
              <table:table-cell office:value-type="string">
                <text:p>17:20:20</text:p>
              </table:table-cell>
              <table:table-cell office:value-type="float" office:value="34.150616">
                <text:p>34.150616</text:p>
              </table:table-cell>
              <table:table-cell office:value-type="float" office:value="0.001015">
                <text:p>0.001015</text:p>
              </table:table-cell>
            </table:table-row>
            <table:table-row>
              <table:table-cell office:value-type="string">
                <text:p>17:20:21</text:p>
              </table:table-cell>
              <table:table-cell office:value-type="float" office:value="30.976142">
                <text:p>30.976142</text:p>
              </table:table-cell>
              <table:table-cell office:value-type="float" office:value="0.000614">
                <text:p>0.000614</text:p>
              </table:table-cell>
            </table:table-row>
            <table:table-row>
              <table:table-cell office:value-type="string">
                <text:p>17:20:22</text:p>
              </table:table-cell>
              <table:table-cell office:value-type="float" office:value="30.538852">
                <text:p>30.538852</text:p>
              </table:table-cell>
              <table:table-cell office:value-type="float" office:value="0.000552">
                <text:p>0.000552</text:p>
              </table:table-cell>
            </table:table-row>
            <table:table-row>
              <table:table-cell office:value-type="string">
                <text:p>17:20:23</text:p>
              </table:table-cell>
              <table:table-cell office:value-type="float" office:value="30.724692">
                <text:p>30.724692</text:p>
              </table:table-cell>
              <table:table-cell office:value-type="float" office:value="0.000441">
                <text:p>0.000441</text:p>
              </table:table-cell>
            </table:table-row>
            <table:table-row>
              <table:table-cell office:value-type="string">
                <text:p>17:20:24</text:p>
              </table:table-cell>
              <table:table-cell office:value-type="float" office:value="28.99747">
                <text:p>28.99747</text:p>
              </table:table-cell>
              <table:table-cell office:value-type="float" office:value="0.000413">
                <text:p>0.000413</text:p>
              </table:table-cell>
            </table:table-row>
            <table:table-row>
              <table:table-cell office:value-type="string">
                <text:p>17:20:25</text:p>
              </table:table-cell>
              <table:table-cell office:value-type="float" office:value="28.062755">
                <text:p>28.062755</text:p>
              </table:table-cell>
              <table:table-cell office:value-type="float" office:value="0.000364">
                <text:p>0.000364</text:p>
              </table:table-cell>
            </table:table-row>
            <table:table-row>
              <table:table-cell office:value-type="string">
                <text:p>17:20:26</text:p>
              </table:table-cell>
              <table:table-cell office:value-type="float" office:value="29.141206">
                <text:p>29.141206</text:p>
              </table:table-cell>
              <table:table-cell office:value-type="float" office:value="0.000557">
                <text:p>0.000557</text:p>
              </table:table-cell>
            </table:table-row>
            <table:table-row>
              <table:table-cell office:value-type="string">
                <text:p>17:20:27</text:p>
              </table:table-cell>
              <table:table-cell office:value-type="float" office:value="28.234552">
                <text:p>28.234552</text:p>
              </table:table-cell>
              <table:table-cell office:value-type="float" office:value="0.000244">
                <text:p>0.000244</text:p>
              </table:table-cell>
            </table:table-row>
            <table:table-row>
              <table:table-cell office:value-type="string">
                <text:p>17:20:28</text:p>
              </table:table-cell>
              <table:table-cell office:value-type="float" office:value="26.496938">
                <text:p>26.496938</text:p>
              </table:table-cell>
              <table:table-cell office:value-type="float" office:value="0.000385">
                <text:p>0.000385</text:p>
              </table:table-cell>
            </table:table-row>
            <table:table-row>
              <table:table-cell office:value-type="string">
                <text:p>17:20:29</text:p>
              </table:table-cell>
              <table:table-cell office:value-type="float" office:value="29.92098">
                <text:p>29.92098</text:p>
              </table:table-cell>
              <table:table-cell office:value-type="float" office:value="0.000451">
                <text:p>0.000451</text:p>
              </table:table-cell>
            </table:table-row>
            <table:table-row>
              <table:table-cell office:value-type="string">
                <text:p>17:20:30</text:p>
              </table:table-cell>
              <table:table-cell office:value-type="float" office:value="36.431143">
                <text:p>36.431143</text:p>
              </table:table-cell>
              <table:table-cell office:value-type="float" office:value="0.000273">
                <text:p>0.000273</text:p>
              </table:table-cell>
            </table:table-row>
            <table:table-row>
              <table:table-cell office:value-type="string">
                <text:p>17:20:31</text:p>
              </table:table-cell>
              <table:table-cell office:value-type="float" office:value="37.489063">
                <text:p>37.489063</text:p>
              </table:table-cell>
              <table:table-cell office:value-type="float" office:value="0.000301">
                <text:p>0.0003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